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95cm"/>
    </style:style>
    <style:style style:name="Table3.B" style:family="table-column">
      <style:table-column-properties style:column-width="2.514cm"/>
    </style:style>
    <style:style style:name="Table3.C" style:family="table-column">
      <style:table-column-properties style:column-width="7.387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none" fo:border-top="none" fo:border-bottom="0.05pt solid #2b3789"/>
    </style:style>
    <style:style style:name="Table3.C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8" style:family="table-cell">
      <style:table-cell-properties fo:padding="0.097cm" fo:border-left="0.05pt solid #2b3789" fo:border-right="none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9" style:family="table-cell">
      <style:table-cell-properties fo:padding="0.097cm" fo:border-left="0.05pt solid #2b3789" fo:border-right="none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none" fo:border-top="none" fo:border-bottom="0.05pt solid #2b3789"/>
    </style:style>
    <style:style style:name="Table3.C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none" fo:border-top="none" fo:border-bottom="0.05pt solid #2b3789"/>
    </style:style>
    <style:style style:name="Table3.C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91cm"/>
    </style:style>
    <style:style style:name="Table4.B" style:family="table-column">
      <style:table-column-properties style:column-width="3.489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9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6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2" style:family="table-cell">
      <style:table-cell-properties fo:padding="0.097cm" fo:border-left="0.05pt solid #2b3789" fo:border-right="none" fo:border-top="none" fo:border-bottom="0.05pt solid #2b3789"/>
    </style:style>
    <style:style style:name="Table7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none" fo:border-top="none" fo:border-bottom="0.05pt solid #2b3789"/>
    </style:style>
    <style:style style:name="Table7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0" style:family="table-row">
      <style:table-row-properties style:min-row-height="4.641cm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9" style:family="table">
      <style:table-properties style:width="20.2cm" fo:break-before="auto" fo:break-after="auto" table:align="margins" fo:background-color="#dbe9d6">
        <style:background-image/>
      </style:table-properties>
    </style:style>
    <style:style style:name="Table9.A" style:family="table-column">
      <style:table-column-properties style:column-width="10.098cm" style:rel-column-width="32761*"/>
    </style:style>
    <style:style style:name="Table9.B" style:family="table-column">
      <style:table-column-properties style:column-width="10.102cm" style:rel-column-width="32774*"/>
    </style:style>
    <style:style style:name="Table9.1" style:family="table-row">
      <style:table-row-properties fo:background-color="#dbe2ed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background-color="#dbe9d6" fo:padding="0.097cm" fo:border="none">
        <style:background-image/>
      </style:table-cell-properties>
    </style:style>
    <style:style style:name="Table9.B2" style:family="table-cell">
      <style:table-cell-properties fo:background-color="transparent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204*"/>
    </style:style>
    <style:style style:name="Table8.B" style:family="table-column">
      <style:table-column-properties style:column-width="6.015cm" style:rel-column-width="341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487cm"/>
    </style:style>
    <style:style style:name="Table6.B" style:family="table-column">
      <style:table-column-properties style:column-width="7.41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1" style:family="table">
      <style:table-properties style:width="9.91cm" table:align="margins" fo:background-color="#f5f6fa">
        <style:background-image/>
      </style:table-properties>
    </style:style>
    <style:style style:name="Table1.A" style:family="table-column">
      <style:table-column-properties style:column-width="9.91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4" style:family="table">
      <style:table-properties style:width="9.91cm" table:align="left" fo:background-color="#f5ece7">
        <style:background-image/>
      </style:table-properties>
    </style:style>
    <style:style style:name="Table14.A" style:family="table-column">
      <style:table-column-properties style:column-width="9.91c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4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4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8" style:family="table">
      <style:table-properties style:width="9.902cm" table:align="margins" fo:background-color="#f4f9f3">
        <style:background-image/>
      </style:table-properties>
    </style:style>
    <style:style style:name="Table8.A" style:family="table-column">
      <style:table-column-properties style:column-width="3.888cm" style:rel-column-width="2204*"/>
    </style:style>
    <style:style style:name="Table8.B" style:family="table-column">
      <style:table-column-properties style:column-width="6.015cm" style:rel-column-width="3410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92bf7f">
        <style:background-image/>
      </style:table-cell-properties>
    </style:style>
    <style:style style:name="Table8.A2" style:family="table-cell">
      <style:table-cell-properties fo:padding="0.097cm" fo:border-left="0.05pt solid #92bf7f" fo:border-right="none" fo:border-top="none" fo:border-bottom="0.05pt solid #92bf7f"/>
    </style:style>
    <style:style style:name="Table8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3" style:family="table-cell">
      <style:table-cell-properties fo:padding="0.097cm" fo:border-left="0.05pt solid #92bf7f" fo:border-right="none" fo:border-top="none" fo:border-bottom="0.05pt solid #92bf7f"/>
    </style:style>
    <style:style style:name="Table8.B3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4" style:family="table-cell">
      <style:table-cell-properties fo:padding="0.097cm" fo:border-left="0.05pt solid #92bf7f" fo:border-right="none" fo:border-top="none" fo:border-bottom="0.05pt solid #92bf7f"/>
    </style:style>
    <style:style style:name="Table8.B4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5" style:family="table-cell">
      <style:table-cell-properties fo:padding="0.097cm" fo:border-left="0.05pt solid #92bf7f" fo:border-right="none" fo:border-top="none" fo:border-bottom="0.05pt solid #92bf7f"/>
    </style:style>
    <style:style style:name="Table8.B5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6" style:family="table-cell">
      <style:table-cell-properties fo:padding="0.097cm" fo:border-left="0.05pt solid #92bf7f" fo:border-right="none" fo:border-top="none" fo:border-bottom="0.05pt solid #92bf7f"/>
    </style:style>
    <style:style style:name="Table8.B6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7" style:family="table-cell">
      <style:table-cell-properties fo:padding="0.097cm" fo:border-left="0.05pt solid #92bf7f" fo:border-right="none" fo:border-top="none" fo:border-bottom="0.05pt solid #92bf7f"/>
    </style:style>
    <style:style style:name="Table8.B7" style:family="table-cell">
      <style:table-cell-properties fo:padding="0.097cm" fo:border-left="0.05pt solid #92bf7f" fo:border-right="0.05pt solid #92bf7f" fo:border-top="none" fo:border-bottom="0.05pt solid #92bf7f"/>
    </style:style>
    <style:style style:name="Table8.A8" style:family="table-cell">
      <style:table-cell-properties fo:padding="0.097cm" fo:border-left="0.05pt solid #92bf7f" fo:border-right="none" fo:border-top="none" fo:border-bottom="0.05pt solid #92bf7f"/>
    </style:style>
    <style:style style:name="Table8.B8" style:family="table-cell">
      <style:table-cell-properties fo:padding="0.097cm" fo:border-left="0.05pt solid #92bf7f" fo:border-right="0.05pt solid #92bf7f" fo:border-top="none" fo:border-bottom="0.05pt solid #92bf7f"/>
    </style:style>
    <style:style style:name="Table10" style:family="table">
      <style:table-properties style:width="6.549cm" fo:margin-left="0cm" table:align="left" fo:background-color="#f5f6fa">
        <style:background-image/>
      </style:table-properties>
    </style:style>
    <style:style style:name="Table10.A" style:family="table-column">
      <style:table-column-properties style:column-width="6.549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1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11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size-complex="9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13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14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417323" style:font-size-asian="9pt" style:font-name-complex="Courier New" style:font-size-complex="9pt"/>
    </style:style>
    <style:style style:name="P15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1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8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1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0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21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22" style:family="paragraph" style:parent-style-name="Standard">
      <style:paragraph-properties fo:margin-top="0.035cm" fo:margin-bottom="0.035cm" style:contextual-spacing="false"/>
      <style:text-properties style:font-name="Calibri1" fo:font-size="9pt" officeooo:rsid="00676dde" officeooo:paragraph-rsid="00676dde" style:font-size-asian="9pt" style:font-name-complex="Courier New" style:font-size-complex="9pt"/>
    </style:style>
    <style:style style:name="P23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24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72c857" style:font-size-asian="9pt" style:font-name-complex="Courier New" style:font-size-complex="9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26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29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6ce77a" style:font-size-asian="9pt" style:font-style-asian="normal" style:font-weight-asian="bold" style:font-name-complex="Courier New" style:font-size-complex="9pt" style:font-style-complex="normal" style:font-weight-complex="bold"/>
    </style:style>
    <style:style style:name="P32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33" style:family="paragraph" style:parent-style-name="Standard">
      <style:paragraph-properties fo:margin-top="0.035cm" fo:margin-bottom="0.035cm" style:contextual-spacing="false"/>
      <style:text-properties style:font-name="Calibri1" fo:font-size="9pt" fo:font-weight="bold" officeooo:rsid="006ce77a" officeooo:paragraph-rsid="006ce77a" style:font-size-asian="9pt" style:font-weight-asian="bold" style:font-name-complex="Courier New" style:font-size-complex="9pt" style:font-weight-complex="bold"/>
    </style:style>
    <style:style style:name="P34" style:family="paragraph" style:parent-style-name="Standard">
      <style:text-properties style:font-name="Bahnschrift Light" fo:font-size="8pt" officeooo:paragraph-rsid="0048eee1" style:font-size-asian="8pt" style:font-size-complex="8pt"/>
    </style:style>
    <style:style style:name="P35" style:family="paragraph" style:parent-style-name="Preformatted_20_Text">
      <style:text-properties style:font-name="Bahnschrift Light" fo:font-size="8pt" style:font-size-asian="8pt" style:font-size-complex="8pt"/>
    </style:style>
    <style:style style:name="P36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37" style:family="paragraph" style:parent-style-name="Preformatted_20_Text">
      <style:text-properties style:font-name="Bahnschrift Light" fo:font-size="8pt" officeooo:paragraph-rsid="00606480" style:font-size-asian="8pt" style:font-size-complex="8pt"/>
    </style:style>
    <style:style style:name="P38" style:family="paragraph" style:parent-style-name="Standard">
      <style:text-properties style:font-name="Bahnschrift Light" fo:font-size="8pt" style:font-size-asian="8pt" style:font-size-complex="8pt"/>
    </style:style>
    <style:style style:name="P39" style:family="paragraph" style:parent-style-name="Preformatted_20_Text">
      <style:text-properties style:font-name="Bahnschrift Light" fo:font-size="8pt" officeooo:paragraph-rsid="0079506e" style:font-size-asian="8pt" style:font-size-complex="8pt"/>
    </style:style>
    <style:style style:name="P40" style:family="paragraph" style:parent-style-name="Table_20_Contents">
      <style:text-properties style:font-name="Bahnschrift Light" fo:font-size="8pt" officeooo:paragraph-rsid="0072c857" style:font-size-asian="8pt" style:font-size-complex="8pt"/>
    </style:style>
    <style:style style:name="P41" style:family="paragraph" style:parent-style-name="Preformatted_20_Text">
      <style:text-properties officeooo:paragraph-rsid="0048eee1"/>
    </style:style>
    <style:style style:name="P42" style:family="paragraph" style:parent-style-name="Standard">
      <style:text-properties officeooo:paragraph-rsid="0048eee1"/>
    </style:style>
    <style:style style:name="P43" style:family="paragraph" style:parent-style-name="Table_20_Contents">
      <style:text-properties style:font-name="Calibri2" fo:font-size="9pt" officeooo:rsid="003c7ead" officeooo:paragraph-rsid="003c7ead" style:font-size-asian="9pt" style:font-size-complex="9pt"/>
    </style:style>
    <style:style style:name="P44" style:family="paragraph" style:parent-style-name="Table_20_Contents">
      <style:text-properties style:font-name="Calibri2" fo:font-size="9pt" officeooo:rsid="003e6f1c" officeooo:paragraph-rsid="003e6f1c" style:font-size-asian="9pt" style:font-size-complex="9pt"/>
    </style:style>
    <style:style style:name="P45" style:family="paragraph" style:parent-style-name="Table_20_Contents">
      <style:text-properties style:font-name="Calibri2" fo:font-size="9pt" officeooo:rsid="0042c600" officeooo:paragraph-rsid="004b8f48" style:font-size-asian="9pt" style:font-size-complex="9pt"/>
    </style:style>
    <style:style style:name="P46" style:family="paragraph" style:parent-style-name="Table_20_Contents">
      <style:text-properties style:font-name="Calibri2" fo:font-size="9pt" officeooo:rsid="006c853f" officeooo:paragraph-rsid="006c853f" style:font-size-asian="9pt" style:font-size-complex="9pt"/>
    </style:style>
    <style:style style:name="P47" style:family="paragraph" style:parent-style-name="Table_20_Contents">
      <style:text-properties style:font-name="Calibri2" fo:font-size="9pt" officeooo:rsid="006ce77a" officeooo:paragraph-rsid="006ce77a" style:font-size-asian="9pt" style:font-size-complex="9pt"/>
    </style:style>
    <style:style style:name="P48" style:family="paragraph" style:parent-style-name="Standard">
      <style:text-properties officeooo:paragraph-rsid="004a09d4"/>
    </style:style>
    <style:style style:name="P49" style:family="paragraph" style:parent-style-name="Table_20_Contents">
      <style:paragraph-properties fo:text-align="start" style:justify-single-word="false"/>
      <style:text-properties fo:font-size="9pt" officeooo:paragraph-rsid="001a3404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officeooo:paragraph-rsid="003a6be9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4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56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57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58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59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9pt" officeooo:paragraph-rsid="001771db" style:font-size-asian="9pt" style:font-name-complex="Courier New" style:font-size-complex="9pt" fo:hyphenate="fals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font-size="9pt" fo:font-style="italic" officeooo:rsid="003a6be9" officeooo:paragraph-rsid="003a6be9" style:font-size-asian="9pt" style:font-style-asian="italic" style:font-size-complex="9pt" style:font-style-complex="italic"/>
    </style:style>
    <style:style style:name="P62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63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64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65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able_20_Contents">
      <style:text-properties officeooo:rsid="0037f642" officeooo:paragraph-rsid="0037f642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color="#808080" loext:opacity="100%" fo:font-size="9pt" fo:font-weight="bold" officeooo:rsid="006ad226" officeooo:paragraph-rsid="006ad226" style:font-size-asian="9pt" style:font-weight-asian="bold" style:font-size-complex="9pt" style:font-weight-complex="bold"/>
    </style:style>
    <style:style style:name="P68" style:family="paragraph" style:parent-style-name="Standard">
      <style:text-properties officeooo:paragraph-rsid="006a5c87"/>
    </style:style>
    <style:style style:name="P69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71" style:family="paragraph" style:parent-style-name="Standard">
      <style:text-properties officeooo:paragraph-rsid="0072c857"/>
    </style:style>
    <style:style style:name="P72" style:family="paragraph" style:parent-style-name="Table_20_Contents">
      <style:text-properties officeooo:paragraph-rsid="0072c857"/>
    </style:style>
    <style:style style:name="P73" style:family="paragraph" style:parent-style-name="Standard">
      <style:paragraph-properties fo:break-before="auto" fo:break-after="auto"/>
    </style:style>
    <style:style style:name="P74" style:family="paragraph" style:parent-style-name="Table_20_Contents">
      <style:text-properties fo:font-weight="bold" officeooo:rsid="0020bdac" officeooo:paragraph-rsid="0072c857" style:font-weight-asian="bold" style:font-weight-complex="bold"/>
    </style:style>
    <style:style style:name="P75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72c857"/>
    </style:style>
    <style:style style:name="P76" style:family="paragraph" style:parent-style-name="Table_20_Contents">
      <style:text-properties officeooo:rsid="0023ca8c" officeooo:paragraph-rsid="0072c857"/>
    </style:style>
    <style:style style:name="P77" style:family="paragraph" style:parent-style-name="Table_20_Contents">
      <style:text-properties officeooo:rsid="0020e979" officeooo:paragraph-rsid="0072c857"/>
    </style:style>
    <style:style style:name="P78" style:family="paragraph" style:parent-style-name="Text_20_body">
      <style:text-properties officeooo:paragraph-rsid="0079506e"/>
    </style:style>
    <style:style style:name="P79" style:family="paragraph" style:parent-style-name="Text_20_body">
      <style:text-properties officeooo:rsid="0079506e" officeooo:paragraph-rsid="007aacb0"/>
    </style:style>
    <style:style style:name="P80" style:family="paragraph" style:parent-style-name="Text_20_body">
      <style:text-properties officeooo:paragraph-rsid="007dd107"/>
    </style:style>
    <style:style style:name="P81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2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8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84" style:family="paragraph" style:parent-style-name="Heading_20_2">
      <style:text-properties style:font-name="Calibri1" officeooo:paragraph-rsid="003bc8b9"/>
    </style:style>
    <style:style style:name="P85" style:family="paragraph" style:parent-style-name="Heading_20_2">
      <style:text-properties style:font-name="Calibri1" officeooo:paragraph-rsid="003c7ead"/>
    </style:style>
    <style:style style:name="P86" style:family="paragraph" style:parent-style-name="Heading_20_2">
      <style:text-properties style:font-name="Calibri1" officeooo:paragraph-rsid="0073b38f"/>
    </style:style>
    <style:style style:name="P87" style:family="paragraph" style:parent-style-name="Heading_20_2">
      <style:text-properties officeooo:paragraph-rsid="0063e06b"/>
    </style:style>
    <style:style style:name="P88" style:family="paragraph" style:parent-style-name="Heading_20_2">
      <style:text-properties officeooo:rsid="00474d45" officeooo:paragraph-rsid="0081c5e3"/>
    </style:style>
    <style:style style:name="P89" style:family="paragraph" style:parent-style-name="Preformatted_20_Text">
      <style:text-properties style:font-name="Bahnschrift Light" fo:font-size="8pt" officeooo:paragraph-rsid="0067353f" style:font-size-asian="8pt" style:font-size-complex="8pt"/>
    </style:style>
    <style:style style:name="P90" style:family="paragraph" style:parent-style-name="Preformatted_20_Text">
      <style:text-properties style:font-name="Bahnschrift Light" fo:font-size="8pt" officeooo:paragraph-rsid="00350115" style:font-size-asian="8pt" style:font-size-complex="8pt"/>
    </style:style>
    <style:style style:name="P91" style:family="paragraph" style:parent-style-name="Preformatted_20_Text">
      <style:paragraph-properties fo:text-align="start" style:justify-single-word="false"/>
      <style:text-properties style:font-name="Bahnschrift Light" fo:font-size="8pt" officeooo:paragraph-rsid="008db932" style:font-size-asian="8pt" style:font-size-complex="8pt"/>
    </style:style>
    <style:style style:name="P92" style:family="paragraph" style:parent-style-name="Preformatted_20_Text">
      <style:text-properties style:font-name="Bahnschrift Light" fo:font-size="8pt" officeooo:paragraph-rsid="008d107d" style:font-size-asian="8pt" style:font-size-complex="8pt"/>
    </style:style>
    <style:style style:name="P93" style:family="paragraph" style:parent-style-name="Preformatted_20_Text">
      <style:text-properties style:font-name="Bahnschrift Light" fo:font-size="8pt" officeooo:paragraph-rsid="008db932" style:font-size-asian="8pt" style:font-size-complex="8pt"/>
    </style:style>
    <style:style style:name="P94" style:family="paragraph" style:parent-style-name="Preformatted_20_Text">
      <style:text-properties style:font-name="Bahnschrift Light" fo:font-size="8pt" officeooo:paragraph-rsid="009153e1" style:font-size-asian="8pt" style:font-size-complex="8pt"/>
    </style:style>
    <style:style style:name="P95" style:family="paragraph" style:parent-style-name="Preformatted_20_Text">
      <style:text-properties style:font-name="Bahnschrift Light" fo:font-size="8pt" officeooo:paragraph-rsid="0093874b" style:font-size-asian="8pt" style:font-size-complex="8pt"/>
    </style:style>
    <style:style style:name="P96" style:family="paragraph" style:parent-style-name="Preformatted_20_Text">
      <style:paragraph-properties fo:margin-top="0cm" fo:margin-bottom="0.101cm" style:contextual-spacing="false"/>
      <style:text-properties style:font-name="Calibri1" fo:font-size="8pt" officeooo:paragraph-rsid="006d43f8" style:font-size-asian="8pt" style:font-size-complex="8pt"/>
    </style:style>
    <style:style style:name="P97" style:family="paragraph" style:parent-style-name="Preformatted_20_Text">
      <style:paragraph-properties fo:margin-top="0cm" fo:margin-bottom="0.101cm" style:contextual-spacing="false"/>
      <style:text-properties style:font-name="Calibri1" fo:font-size="8pt" officeooo:paragraph-rsid="0067353f" style:font-size-asian="8pt" style:font-size-complex="8pt"/>
    </style:style>
    <style:style style:name="P98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00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10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102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103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10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ee4fa" style:font-size-asian="9pt" style:font-size-complex="9pt"/>
    </style:style>
    <style:style style:name="P105" style:family="paragraph" style:parent-style-name="Standard">
      <style:paragraph-properties fo:margin-top="0.035cm" fo:margin-bottom="0.035cm" style:contextual-spacing="false"/>
      <style:text-properties fo:color="#808080" loext:opacity="100%" style:font-name="Calibri1" fo:font-size="9pt" fo:font-weight="normal" officeooo:rsid="00676dde" officeooo:paragraph-rsid="00676dde" style:font-name-asian="Microsoft YaHei" style:font-size-asian="9pt" style:font-weight-asian="normal" style:font-name-complex="Lucida Sans" style:font-size-complex="9pt" style:font-weight-complex="normal"/>
    </style:style>
    <style:style style:name="P106" style:family="paragraph" style:parent-style-name="Standard">
      <style:text-properties officeooo:paragraph-rsid="008cff7a"/>
    </style:style>
    <style:style style:name="P10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10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10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11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111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112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2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113" style:family="paragraph" style:parent-style-name="Table_20_Contents">
      <style:paragraph-properties fo:text-align="start" style:justify-single-word="false"/>
      <style:text-properties fo:color="#808080" loext:opacity="100%" fo:font-size="9pt" officeooo:rsid="003a6be9" officeooo:paragraph-rsid="003a6be9" style:font-size-asian="9pt" style:font-size-complex="9pt"/>
    </style:style>
    <style:style style:name="P114" style:family="paragraph" style:parent-style-name="Table_20_Contents">
      <style:text-properties fo:color="#808080" loext:opacity="100%" officeooo:rsid="0084ebf5" officeooo:paragraph-rsid="0084ebf5"/>
    </style:style>
    <style:style style:name="P115" style:family="paragraph" style:parent-style-name="Table_20_Contents">
      <style:paragraph-properties fo:text-align="start" style:justify-single-word="false"/>
      <style:text-properties fo:font-size="9pt" officeooo:paragraph-rsid="0023ca8c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18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style="normal" officeooo:rsid="0033bc01" officeooo:paragraph-rsid="0039b3d9" style:font-size-asian="9pt" style:font-style-asian="normal" style:font-name-complex="Courier New" style:font-size-complex="9pt" style:font-style-complex="normal"/>
    </style:style>
    <style:style style:name="P119" style:family="paragraph" style:parent-style-name="Table_20_Contents">
      <style:text-properties officeooo:paragraph-rsid="0072c857"/>
    </style:style>
    <style:style style:name="P120" style:family="paragraph" style:parent-style-name="Table_20_Contents">
      <style:text-properties fo:font-weight="bold" officeooo:paragraph-rsid="008fadf3" style:font-weight-asian="bold" style:font-weight-complex="bold"/>
    </style:style>
    <style:style style:name="P121" style:family="paragraph" style:parent-style-name="Table_20_Contents">
      <style:paragraph-properties fo:margin-top="0cm" fo:margin-bottom="0.101cm" style:contextual-spacing="false" fo:text-align="start" style:justify-single-word="false"/>
      <style:text-properties style:font-name="Calibri1" fo:font-size="9pt" officeooo:rsid="003a6be9" officeooo:paragraph-rsid="0067353f" style:font-size-asian="9pt" style:font-size-complex="9pt"/>
    </style:style>
    <style:style style:name="T1" style:family="text">
      <style:text-properties officeooo:rsid="00187db9"/>
    </style:style>
    <style:style style:name="T2" style:family="text">
      <style:text-properties style:font-name="Calibri4" fo:font-style="normal" officeooo:rsid="0037f642" style:font-name-asian="Microsoft YaHei" style:font-name-complex="Lucida Sans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style:use-window-font-color="true" loext:opacity="0%" officeooo:rsid="0016abef"/>
    </style:style>
    <style:style style:name="T10" style:family="text">
      <style:text-properties style:use-window-font-color="true" loext:opacity="0%" style:font-name="Bahnschrift Light" fo:font-size="8pt" style:font-size-asian="8pt" style:font-size-complex="8pt"/>
    </style:style>
    <style:style style:name="T11" style:family="text">
      <style:text-properties style:font-name-complex="Courier New"/>
    </style:style>
    <style:style style:name="T12" style:family="text">
      <style:text-properties officeooo:rsid="00189b5e" style:font-name-complex="Courier New"/>
    </style:style>
    <style:style style:name="T13" style:family="text">
      <style:text-properties officeooo:rsid="001be741" style:font-name-complex="Courier New"/>
    </style:style>
    <style:style style:name="T14" style:family="text">
      <style:text-properties officeooo:rsid="001d3346" style:font-name-complex="Courier New"/>
    </style:style>
    <style:style style:name="T15" style:family="text">
      <style:text-properties officeooo:rsid="001ee4fa" style:font-name-complex="Courier New"/>
    </style:style>
    <style:style style:name="T16" style:family="text">
      <style:text-properties officeooo:rsid="002158b6" style:font-name-complex="Courier New"/>
    </style:style>
    <style:style style:name="T17" style:family="text">
      <style:text-properties fo:color="#808080" loext:opacity="100%"/>
    </style:style>
    <style:style style:name="T18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808080" loext:opacity="100%" officeooo:rsid="00357f45"/>
    </style:style>
    <style:style style:name="T20" style:family="text">
      <style:text-properties fo:color="#808080" loext:opacity="100%" style:font-name="Bahnschrift Light"/>
    </style:style>
    <style:style style:name="T21" style:family="text">
      <style:text-properties fo:color="#808080" loext:opacity="100%" style:font-name="Bahnschrift Light" fo:font-size="8pt" style:font-size-asian="8pt" style:font-size-complex="8pt"/>
    </style:style>
    <style:style style:name="T22" style:family="text">
      <style:text-properties fo:color="#808080" loext:opacity="100%" style:font-name="Bahnschrift Light" fo:font-size="8pt" officeooo:rsid="00948e85" style:font-size-asian="8pt" style:font-size-complex="8pt"/>
    </style:style>
    <style:style style:name="T23" style:family="text">
      <style:text-properties fo:color="#808080" loext:opacity="100%" style:font-name="Bahnschrift Light" officeooo:rsid="0079506e"/>
    </style:style>
    <style:style style:name="T24" style:family="text">
      <style:text-properties fo:color="#808080" loext:opacity="100%" style:font-name="Bahnschrift Light" officeooo:rsid="007efcd1"/>
    </style:style>
    <style:style style:name="T25" style:family="text">
      <style:text-properties fo:color="#808080" loext:opacity="100%" officeooo:rsid="00606480"/>
    </style:style>
    <style:style style:name="T26" style:family="text">
      <style:text-properties fo:color="#808080" loext:opacity="100%" style:font-name="Calibri"/>
    </style:style>
    <style:style style:name="T27" style:family="text">
      <style:text-properties fo:color="#808080" loext:opacity="100%" officeooo:rsid="006706eb"/>
    </style:style>
    <style:style style:name="T28" style:family="text">
      <style:text-properties fo:font-size="8pt" officeooo:rsid="0023ca8c" style:font-size-asian="8pt" style:font-size-complex="8pt"/>
    </style:style>
    <style:style style:name="T29" style:family="text">
      <style:text-properties officeooo:rsid="00189b5e"/>
    </style:style>
    <style:style style:name="T30" style:family="text">
      <style:text-properties officeooo:rsid="001a340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1a3404" style:font-weight-asian="bold" style:font-weight-complex="bold"/>
    </style:style>
    <style:style style:name="T33" style:family="text">
      <style:text-properties fo:font-weight="bold" officeooo:rsid="00336512" style:font-weight-asian="bold" style:font-weight-complex="bold"/>
    </style:style>
    <style:style style:name="T34" style:family="text">
      <style:text-properties fo:font-weight="bold" officeooo:rsid="0031daba" style:font-name-asian="NSimSun1" style:font-weight-asian="bold" style:font-name-complex="Liberation Mono" style:font-weight-complex="bold"/>
    </style:style>
    <style:style style:name="T35" style:family="text">
      <style:text-properties style:font-name="Calibri2"/>
    </style:style>
    <style:style style:name="T36" style:family="text">
      <style:text-properties style:font-name="Calibri2" fo:font-size="9pt" officeooo:rsid="003e6f1c" style:font-size-asian="9pt" style:font-size-complex="9pt"/>
    </style:style>
    <style:style style:name="T37" style:family="text">
      <style:text-properties style:font-name="Calibri2" fo:font-size="9pt" fo:font-weight="normal" officeooo:rsid="0067353f" style:font-size-asian="9pt" style:font-weight-asian="normal" style:font-size-complex="9pt" style:font-weight-complex="normal"/>
    </style:style>
    <style:style style:name="T38" style:family="text">
      <style:text-properties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39" style:family="text">
      <style:text-properties style:font-name="Calibri2" officeooo:rsid="001be741"/>
    </style:style>
    <style:style style:name="T40" style:family="text">
      <style:text-properties style:font-name="Calibri2" officeooo:rsid="001d3346"/>
    </style:style>
    <style:style style:name="T41" style:family="text">
      <style:text-properties style:font-name="Calibri2" officeooo:rsid="001e1812"/>
    </style:style>
    <style:style style:name="T42" style:family="text">
      <style:text-properties style:font-name="Calibri2" officeooo:rsid="002158b6"/>
    </style:style>
    <style:style style:name="T43" style:family="text">
      <style:text-properties style:font-name="Calibri2" officeooo:rsid="0023125b"/>
    </style:style>
    <style:style style:name="T44" style:family="text">
      <style:text-properties style:font-name="Calibri2" fo:font-style="italic" officeooo:rsid="0023125b" style:font-style-asian="italic" style:font-style-complex="italic"/>
    </style:style>
    <style:style style:name="T45" style:family="text">
      <style:text-properties style:font-name="Calibri2" fo:font-style="italic" officeooo:rsid="001be741" style:font-style-asian="italic" style:font-style-complex="italic"/>
    </style:style>
    <style:style style:name="T46" style:family="text">
      <style:text-properties style:font-name="Calibri2" fo:font-style="italic" officeooo:rsid="001d3346" style:font-style-asian="italic" style:font-style-complex="italic"/>
    </style:style>
    <style:style style:name="T47" style:family="text">
      <style:text-properties style:font-name="Calibri2" fo:font-style="italic" officeooo:rsid="00261907" style:font-style-asian="italic" style:font-style-complex="italic"/>
    </style:style>
    <style:style style:name="T48" style:family="text">
      <style:text-properties style:font-name="Calibri2" officeooo:rsid="0025e125"/>
    </style:style>
    <style:style style:name="T49" style:family="text">
      <style:text-properties style:font-name="Calibri2" officeooo:rsid="003e6f1c"/>
    </style:style>
    <style:style style:name="T50" style:family="text">
      <style:text-properties style:font-name="Calibri2" officeooo:rsid="008b4e6e"/>
    </style:style>
    <style:style style:name="T51" style:family="text">
      <style:text-properties officeooo:rsid="001be741"/>
    </style:style>
    <style:style style:name="T52" style:family="text">
      <style:text-properties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style:font-name="Calibri1" fo:font-size="9pt" fo:font-style="normal" fo:font-weight="normal" officeooo:rsid="00357f45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Calibri1" style:font-name-complex="Courier New"/>
    </style:style>
    <style:style style:name="T55" style:family="text">
      <style:text-properties officeooo:rsid="001d3346"/>
    </style:style>
    <style:style style:name="T56" style:family="text">
      <style:text-properties officeooo:rsid="001e1812"/>
    </style:style>
    <style:style style:name="T57" style:family="text">
      <style:text-properties officeooo:rsid="001ee4fa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1ee4fa" style:font-style-asian="italic" style:font-style-complex="italic"/>
    </style:style>
    <style:style style:name="T60" style:family="text">
      <style:text-properties fo:font-style="italic" officeooo:rsid="00261907" style:font-style-asian="italic" style:font-style-complex="italic"/>
    </style:style>
    <style:style style:name="T61" style:family="text">
      <style:text-properties fo:font-style="italic" officeooo:rsid="001a3404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officeooo:rsid="0020bdac"/>
    </style:style>
    <style:style style:name="T64" style:family="text">
      <style:text-properties officeooo:rsid="0020e979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36512" style:font-weight-asian="normal" style:font-weight-complex="normal"/>
    </style:style>
    <style:style style:name="T67" style:family="text">
      <style:text-properties fo:font-weight="normal" officeooo:rsid="002c0a74" style:font-weight-asian="normal" style:font-weight-complex="normal"/>
    </style:style>
    <style:style style:name="T68" style:family="text">
      <style:text-properties fo:font-weight="normal" officeooo:rsid="009153e1" style:font-weight-asian="normal" style:font-weight-complex="normal"/>
    </style:style>
    <style:style style:name="T69" style:family="text">
      <style:text-properties officeooo:rsid="00223f03"/>
    </style:style>
    <style:style style:name="T70" style:family="text">
      <style:text-properties officeooo:rsid="0023ca8c"/>
    </style:style>
    <style:style style:name="T71" style:family="text">
      <style:text-properties style:font-name="Bahnschrift Light"/>
    </style:style>
    <style:style style:name="T72" style:family="text">
      <style:text-properties style:font-name="Bahnschrift Light" fo:font-size="8pt" style:font-size-asian="8pt" style:font-size-complex="8pt"/>
    </style:style>
    <style:style style:name="T73" style:family="text">
      <style:text-properties style:font-name="Bahnschrift Light" fo:font-size="8pt" officeooo:rsid="00948e85" style:font-size-asian="8pt" style:font-size-complex="8pt"/>
    </style:style>
    <style:style style:name="T74" style:family="text">
      <style:text-properties officeooo:rsid="002a0ac9"/>
    </style:style>
    <style:style style:name="T75" style:family="text">
      <style:text-properties officeooo:rsid="0031daba"/>
    </style:style>
    <style:style style:name="T76" style:family="text">
      <style:text-properties officeooo:rsid="00350115"/>
    </style:style>
    <style:style style:name="T77" style:family="text">
      <style:text-properties officeooo:rsid="00357f45"/>
    </style:style>
    <style:style style:name="T78" style:family="text">
      <style:text-properties fo:font-size="10.5pt" fo:font-weight="bold" officeooo:rsid="00357f4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9" style:family="text">
      <style:text-properties officeooo:rsid="003a6be9"/>
    </style:style>
    <style:style style:name="T80" style:family="text">
      <style:text-properties officeooo:rsid="003c7ead"/>
    </style:style>
    <style:style style:name="T81" style:family="text">
      <style:text-properties style:font-name-asian="Microsoft YaHei" style:font-name-complex="Lucida Sans"/>
    </style:style>
    <style:style style:name="T82" style:family="text">
      <style:text-properties officeooo:rsid="0037f642" style:font-name-asian="Microsoft YaHei" style:font-name-complex="Lucida Sans"/>
    </style:style>
    <style:style style:name="T83" style:family="text">
      <style:text-properties officeooo:rsid="0042c600"/>
    </style:style>
    <style:style style:name="T84" style:family="text">
      <style:text-properties fo:color="#2b3789" loext:opacity="100%" style:font-name="Bahnschrift Light" fo:font-size="8pt" fo:font-weight="normal" style:font-size-asian="8pt" style:font-weight-asian="normal" style:font-size-complex="8pt" style:font-weight-complex="normal"/>
    </style:style>
    <style:style style:name="T85" style:family="text">
      <style:text-properties fo:color="#2b3789" loext:opacity="100%" style:font-name="Bahnschrift Light" fo:font-size="8pt" style:font-size-asian="8pt" style:font-size-complex="8pt"/>
    </style:style>
    <style:style style:name="T86" style:family="text">
      <style:text-properties fo:color="#2b3789" loext:opacity="100%" style:font-name="Calibri2" fo:font-weight="normal" officeooo:rsid="0067353f" style:font-weight-asian="normal" style:font-weight-complex="normal"/>
    </style:style>
    <style:style style:name="T87" style:family="text">
      <style:text-properties fo:color="#2b3789" loext:opacity="100%" style:font-name="Calibri2" fo:font-weight="normal" officeooo:rsid="009153e1" style:font-weight-asian="normal" style:font-weight-complex="normal"/>
    </style:style>
    <style:style style:name="T88" style:family="text">
      <style:text-properties fo:color="#2b3789" loext:opacity="100%" style:font-name="Calibri2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89" style:family="text">
      <style:text-properties fo:color="#2b3789" loext:opacity="100%" style:font-name="Calibri2" fo:font-size="9pt" fo:font-weight="normal" officeooo:rsid="0067353f" style:font-size-asian="9pt" style:font-weight-asian="normal" style:font-size-complex="9pt" style:font-weight-complex="normal"/>
    </style:style>
    <style:style style:name="T90" style:family="text">
      <style:text-properties fo:color="#2b3789" loext:opacity="100%" fo:font-weight="normal" officeooo:rsid="00336512" style:font-weight-asian="normal" style:font-weight-complex="normal"/>
    </style:style>
    <style:style style:name="T91" style:family="text">
      <style:text-properties fo:color="#2b3789" loext:opacity="100%" fo:font-weight="normal" officeooo:rsid="009153e1" style:font-weight-asian="normal" style:font-weight-complex="normal"/>
    </style:style>
    <style:style style:name="T92" style:family="text">
      <style:text-properties fo:color="#2b3789" loext:opacity="100%" fo:font-weight="normal" officeooo:rsid="0067353f" style:font-weight-asian="normal" style:font-weight-complex="normal"/>
    </style:style>
    <style:style style:name="T93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94" style:family="text">
      <style:text-properties fo:color="#2b3789" loext:opacity="100%" fo:font-size="9pt" fo:font-weight="normal" officeooo:rsid="0067353f" style:font-size-asian="9pt" style:font-weight-asian="normal" style:font-size-complex="9pt" style:font-weight-complex="normal"/>
    </style:style>
    <style:style style:name="T95" style:family="text">
      <style:text-properties fo:color="#2b3789" loext:opacity="100%" fo:font-size="9pt" fo:font-weight="normal" officeooo:rsid="006d43f8" style:font-name-asian="NSimSun1" style:font-size-asian="9pt" style:font-weight-asian="normal" style:font-name-complex="Liberation Mono" style:font-size-complex="9pt" style:font-weight-complex="normal"/>
    </style:style>
    <style:style style:name="T96" style:family="text">
      <style:text-properties fo:color="#2b3789" loext:opacity="100%" fo:font-size="9pt" fo:font-style="italic" fo:font-weight="normal" officeooo:rsid="006d43f8" style:font-name-asian="NSimSun1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97" style:family="text">
      <style:text-properties fo:color="#2b3789" loext:opacity="100%"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98" style:family="text">
      <style:text-properties fo:color="#2b3789" loext:opacity="100%" fo:font-style="italic" fo:font-weight="normal" officeooo:rsid="009153e1" style:font-style-asian="italic" style:font-weight-asian="normal" style:font-style-complex="italic" style:font-weight-complex="normal"/>
    </style:style>
    <style:style style:name="T99" style:family="text">
      <style:text-properties fo:color="#2b3789" loext:opacity="100%" fo:font-style="italic" fo:font-weight="normal" officeooo:rsid="0067353f" style:font-style-asian="italic" style:font-weight-asian="normal" style:font-style-complex="italic" style:font-weight-complex="normal"/>
    </style:style>
    <style:style style:name="T100" style:family="text">
      <style:text-properties officeooo:rsid="004b8f48"/>
    </style:style>
    <style:style style:name="T101" style:family="text">
      <style:text-properties fo:color="#9370db" loext:opacity="100%" style:font-name="Bahnschrift Light" fo:font-size="8pt" style:font-size-asian="8pt" style:font-size-complex="8pt"/>
    </style:style>
    <style:style style:name="T102" style:family="text">
      <style:text-properties officeooo:rsid="0052f637"/>
    </style:style>
    <style:style style:name="T103" style:family="text">
      <style:text-properties officeooo:rsid="0053cc72"/>
    </style:style>
    <style:style style:name="T104" style:family="text">
      <style:text-properties style:font-name="Calibri3" fo:font-size="10.5pt" fo:font-weight="bol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5" style:family="text">
      <style:text-properties style:font-name="Calibri3" fo:font-size="10.5pt" fo:font-weight="bold" officeooo:rsid="0063e06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6" style:family="text">
      <style:text-properties style:font-name="Calibri3" fo:font-size="10.5pt" fo:font-weight="bold" officeooo:rsid="0077c2e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7" style:family="text">
      <style:text-properties style:font-name="Calibri3" fo:font-size="10.5pt" fo:font-weight="bold" officeooo:rsid="0078643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8" style:family="text">
      <style:text-properties style:font-name="Calibri3" fo:font-size="10.5pt" fo:font-weight="bold" officeooo:rsid="0079506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09" style:family="text">
      <style:text-properties style:font-name="Calibri3" fo:font-size="10.5pt" fo:font-weight="bold" officeooo:rsid="0081c5e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0" style:family="text">
      <style:text-properties fo:color="#c9211e" loext:opacity="100%"/>
    </style:style>
    <style:style style:name="T111" style:family="text">
      <style:text-properties fo:color="#c9211e" loext:opacity="100%" style:font-name="Bahnschrift Light1" fo:font-style="normal" officeooo:rsid="00284da2" style:font-style-asian="normal" style:font-name-complex="Courier New" style:font-style-complex="normal"/>
    </style:style>
    <style:style style:name="T112" style:family="text">
      <style:text-properties fo:color="#8b4513" loext:opacity="100%" style:font-name="Bahnschrift Light1" fo:font-size="8pt" fo:font-style="normal" style:font-size-asian="8pt" style:font-style-asian="normal" style:font-name-complex="Courier New" style:font-size-complex="8pt" style:font-style-complex="normal"/>
    </style:style>
    <style:style style:name="T113" style:family="text">
      <style:text-properties fo:color="#8b4513" loext:opacity="100%" style:font-name="Bahnschrift Light1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14" style:family="text">
      <style:text-properties fo:color="#8b4513" loext:opacity="100%" style:font-name="Bahnschrift Light1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15" style:family="text">
      <style:text-properties fo:color="#8b4513" loext:opacity="100%" style:font-name="Bahnschrift Light" fo:font-size="8pt" officeooo:rsid="00284da2" style:font-size-asian="8pt" style:font-size-complex="8pt"/>
    </style:style>
    <style:style style:name="T116" style:family="text">
      <style:text-properties fo:color="#8b4513" loext:opacity="100%" style:font-name="Bahnschrift Light" fo:font-size="8pt" officeooo:rsid="00696b03" style:font-size-asian="8pt" style:font-size-complex="8pt"/>
    </style:style>
    <style:style style:name="T117" style:family="text">
      <style:text-properties fo:color="#8b4513" loext:opacity="100%" style:font-name="Bahnschrift Light1" fo:font-size="8pt" style:font-size-asian="8pt" style:font-size-complex="8pt"/>
    </style:style>
    <style:style style:name="T118" style:family="text">
      <style:text-properties officeooo:rsid="005fe659"/>
    </style:style>
    <style:style style:name="T119" style:family="text">
      <style:text-properties officeooo:rsid="00606480"/>
    </style:style>
    <style:style style:name="T120" style:family="text">
      <style:text-properties officeooo:rsid="0060860a"/>
    </style:style>
    <style:style style:name="T121" style:family="text">
      <style:text-properties style:font-name="Calibri"/>
    </style:style>
    <style:style style:name="T122" style:family="text">
      <style:text-properties officeooo:rsid="006706eb"/>
    </style:style>
    <style:style style:name="T123" style:family="text">
      <style:text-properties fo:font-size="9pt" officeooo:rsid="00696b03" style:font-size-asian="9pt" style:font-size-complex="9pt"/>
    </style:style>
    <style:style style:name="T124" style:family="text">
      <style:text-properties fo:font-size="9pt" officeooo:rsid="00284da2" style:font-size-asian="9pt" style:font-size-complex="9pt"/>
    </style:style>
    <style:style style:name="T125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26" style:family="text">
      <style:text-properties officeooo:rsid="00676dde"/>
    </style:style>
    <style:style style:name="T127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28" style:family="text">
      <style:text-properties fo:font-variant="normal" fo:text-transform="none" fo:color="#8b4513" loext:opacity="100%" style:font-name="Bahnschrift Light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29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3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3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3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3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3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3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3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3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3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3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40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41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42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43" style:family="text">
      <style:text-properties fo:color="#6b8e23" loext:opacity="100%" officeooo:rsid="006ad226"/>
    </style:style>
    <style:style style:name="T144" style:family="text">
      <style:text-properties officeooo:rsid="006adaf1"/>
    </style:style>
    <style:style style:name="T145" style:family="text">
      <style:text-properties officeooo:rsid="006ce77a"/>
    </style:style>
    <style:style style:name="T146" style:family="text">
      <style:text-properties officeooo:rsid="006f3ba8"/>
    </style:style>
    <style:style style:name="T147" style:family="text">
      <style:text-properties officeooo:rsid="0075e4a5"/>
    </style:style>
    <style:style style:name="T148" style:family="text">
      <style:text-properties officeooo:rsid="008b4e6e"/>
    </style:style>
    <style:style style:name="T149" style:family="text">
      <style:text-properties fo:color="#1d1c1d" loext:opacity="100%" style:text-position="super 58%" style:font-name="Calibri" officeooo:rsid="008cff7a"/>
    </style:style>
    <style:style style:name="T150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151" style:family="text">
      <style:text-properties officeooo:rsid="008f116e"/>
    </style:style>
    <style:style style:name="T152" style:family="text">
      <style:text-properties officeooo:rsid="009153e1"/>
    </style:style>
    <style:style style:name="T153" style:family="text">
      <style:text-properties officeooo:rsid="009387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header-rows>
                <table:table-row table:style-name="Table3.1">
                  <table:table-cell table:style-name="Table3.A1" table:number-columns-spanned="3" office:value-type="string">
                    <text:p text:style-name="P60"><text:span text:style-name="T49">Annotations</text:span> <text:span text:style-name="T51">(</text:span><text:span text:style-name="T48">org.apache.isis.applib.annotation</text:span><text:span text:style-name="T51">)</text:span></text:p>
                  </table:table-cell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8"><text:span text:style-name="T11">@Domain</text:span><text:span text:style-name="T16">Service</text:span></text:p>
                  <text:p text:style-name="P107"><text:span text:style-name="T16">t</text:span><text:span text:style-name="T11">ype</text:span></text:p>
                </table:table-cell>
                <table:table-cell table:style-name="Table3.B2" table:number-columns-spanned="2" office:value-type="string">
                  <text:p text:style-name="P54">Indicates a class is a <text:span text:style-name="T42">domain service singleton </text:span><text:span text:style-name="T43">that contributes </text:span><text:span text:style-name="T44">Actions</text:span><text:span text:style-name="T43"> to the application’s menu <text:s/>and/or to the REST backend.</text:span></text:p>
                </table:table-cell>
                <table:covered-table-cell/>
              </table:table-row>
              <table:table-row table:style-name="TableLine2428066444624">
                <table:table-cell table:style-name="Table3.A3" office:value-type="string">
                  <text:p text:style-name="P8"><text:span text:style-name="T11">@Domain</text:span><text:span text:style-name="T16">Service</text:span><text:span text:style-name="T11">Layout</text:span></text:p>
                  <text:p text:style-name="P107"><text:span text:style-name="T16">t</text:span><text:span text:style-name="T11">ype</text:span></text:p>
                </table:table-cell>
                <table:table-cell table:style-name="Table3.B3" table:number-columns-spanned="2" office:value-type="string">
                  <text:p text:style-name="P55">Domain <text:span text:style-name="T42">service</text:span> layout customization. <text:span text:style-name="T103">When present, o</text:span><text:span text:style-name="T79">verridden by </text:span><text:span text:style-name="T113">menubars.layout.xml</text:span>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58">@<text:span text:style-name="T35">HomePage</text:span></text:p>
                  <text:p text:style-name="P112">type</text:p>
                </table:table-cell>
                <table:table-cell table:style-name="Table3.B5" table:number-columns-spanned="2" office:value-type="string">
                  <text:p text:style-name="P51"><text:span text:style-name="T56">I</text:span>ndicate<text:span text:style-name="T56">s</text:span> which <text:span text:style-name="T56">view-model should be used </text:span><text:span text:style-name="T41">to render as homepage</text:span>.</text:p>
                </table:table-cell>
                <table:covered-table-cell/>
              </table:table-row>
              <table:table-row table:style-name="TableLine2428066437552">
                <table:table-cell table:style-name="Table3.A15" office:value-type="string">
                  <text:p text:style-name="P16">@DomainObject</text:p>
                  <text:p text:style-name="P107"><text:span text:style-name="T16">t</text:span><text:span text:style-name="T11">ype</text:span></text:p>
                </table:table-cell>
                <table:table-cell table:style-name="Table3.B5" table:number-columns-spanned="2" office:value-type="string">
                  <text:p text:style-name="P116">Indicates a class that has an <text:span text:style-name="T58">identity</text:span> and is <text:span text:style-name="T58">bookmarkable</text:span>, i<text:span text:style-name="T74">t i</text:span>s either a <text:span text:style-name="T62">view-model</text:span> or an <text:span text:style-name="T62">entity</text:span>.</text:p>
                  <text:p text:style-name="P117"><text:span text:style-name="T123">View-models may a</text:span><text:span text:style-name="T124">lternatively implement interface </text:span><text:span text:style-name="T115">ViewModel </text:span><text:span text:style-name="T6"><text:s/>and optionally </text:span><text:span text:style-name="T116">java.io.Serializable</text:span><text:span text:style-name="T7">.</text:span></text:p>
                </table:table-cell>
                <table:covered-table-cell/>
              </table:table-row>
              <table:table-row table:style-name="TableLine2428066447888">
                <table:table-cell table:style-name="Table3.A15" office:value-type="string">
                  <text:p text:style-name="P16">@DomainObjectLayout</text:p>
                  <text:p text:style-name="P107"><text:span text:style-name="T16">t</text:span><text:span text:style-name="T11">ype</text:span></text:p>
                </table:table-cell>
                <table:table-cell table:style-name="Table3.B6" table:number-columns-spanned="2" office:value-type="string">
                  <text:p text:style-name="P55">Domain object layout customization. <text:span text:style-name="T103">When present, overriden by 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3.1">
                <table:table-cell table:style-name="Table3.A7" office:value-type="string">
                  <text:p text:style-name="P9"><text:span text:style-name="T11">@</text:span><text:span text:style-name="T14">Action</text:span></text:p>
                  <text:p text:style-name="P108"><text:span text:style-name="T55">m</text:span>ethod, <text:s/>mixin</text:p>
                </table:table-cell>
                <table:table-cell table:style-name="Table3.B7" office:value-type="string">
                  <text:p text:style-name="P49">Indicates that a method <text:span text:style-name="T30">contributes a</text:span><text:span text:style-name="T40">n </text:span><text:span text:style-name="T47">A</text:span><text:span text:style-name="T46">ction</text:span><text:span text:style-name="T30">.</text:span></text:p>
                  <text:p text:style-name="P49"/>
                  <text:p text:style-name="P61"/>
                  <text:p text:style-name="P61"/>
                  <text:p text:style-name="P50"/>
                </table:table-cell>
                <table:table-cell table:style-name="Table3.C7" office:value-type="string">
                  <text:p text:style-name="P96"><text:span text:style-name="T96">Action</text:span><text:span text:style-name="T95"> </text:span><text:span text:style-name="T93">support methods</text:span></text:p>
                  <text:p text:style-name="P36"><text:span text:style-name="T66">@</text:span><text:span text:style-name="T65">Action</text:span><text:span text:style-name="T31"> .. </text:span>placeOrder(X x, Y y, Z z)</text:p>
                  <text:p text:style-name="P36"><text:span text:style-name="T17">boolean</text:span> <text:span text:style-name="T31">hide</text:span>PlaceOrder()</text:p>
                  <text:p text:style-name="P92"><text:span text:style-name="T17">String</text:span><text:span text:style-name="T150">[1]</text:span> <text:span text:style-name="T31">disable</text:span>PlaceOrder()</text:p>
                  <text:p text:style-name="P36"><text:span text:style-name="T17">boolean</text:span> <text:span text:style-name="T31">hide</text:span>{0|1|2}PlaceOrder(X|Y|Z);</text:p>
                  <text:p text:style-name="P93"><text:span text:style-name="T17">String</text:span><text:span text:style-name="T150">[1]</text:span> <text:span text:style-name="T8">disable</text:span>{0|1|2}PlaceOrder(X|Y|Z) </text:p>
                  <text:p text:style-name="P93"><text:span text:style-name="T17">String</text:span><text:span text:style-name="T150">[1]</text:span> <text:span text:style-name="T31">validate</text:span>{0|1|2}PlaceOrder(X|Y|Z)</text:p>
                  <text:p text:style-name="P93"><text:span text:style-name="T17">String</text:span><text:span text:style-name="T150">[1]</text:span> <text:span text:style-name="T31">validate</text:span>PlaceOrder(X x, Y y, Z z) </text:p>
                  <text:p text:style-name="P95"><text:span text:style-name="T17">Collection</text:span>&lt;X|Y|Z&gt; <text:span text:style-name="T31">autoComplete</text:span>{0|1|2}PlaceOrder(X|Y|Z, </text:p>
                  <text:p text:style-name="P37"><text:s text:c="30"/>@MinLength(3) <text:span text:style-name="T25">String</text:span><text:span text:style-name="T119"> </text:span>search) <text:span text:style-name="T110">2 args</text:span></text:p>
                  <text:p text:style-name="P36"><text:span text:style-name="T17">Collection</text:span>&lt;X|Y|Z&gt; <text:span text:style-name="T31">choices</text:span>{0|1|2}PlaceOrder(X|Y|Z) </text:p>
                  <text:p text:style-name="P93">X|Y|Z <text:s/><text:span text:style-name="T31">default</text:span>{0|1|2}PlaceOrder() <text:line-break/><text:span text:style-name="T17">String</text:span><text:span text:style-name="T150">[1]</text:span> <text:span text:style-name="T31">named</text:span>PlaceOrder()</text:p>
                  <text:p text:style-name="P91"><text:span text:style-name="T17">String</text:span><text:span text:style-name="T150">[1]</text:span> <text:span text:style-name="T34">described</text:span>PlaceOrder()</text:p>
                </table:table-cell>
              </table:table-row>
              <table:table-row table:style-name="TableLine2428066439184">
                <table:table-cell table:style-name="Table3.A8" office:value-type="string">
                  <text:p text:style-name="P9"><text:span text:style-name="T11">@</text:span><text:span text:style-name="T14">Action</text:span><text:span text:style-name="T11">Layout</text:span></text:p>
                  <text:p text:style-name="P108"><text:span text:style-name="T152">method</text:span>, mixin</text:p>
                </table:table-cell>
                <table:table-cell table:style-name="Table3.B8" table:number-columns-spanned="2" office:value-type="string">
                  <text:p text:style-name="P55"><text:span text:style-name="T46">Action</text:span> layout customization. <text:span text:style-name="T103">When present, overriden by 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58">@Ti<text:span text:style-name="T76">t</text:span>le</text:p>
                  <text:p text:style-name="P110">field, method</text:p>
                </table:table-cell>
                <table:table-cell table:style-name="Table3.B9" table:number-columns-spanned="2" office:value-type="string">
                  <text:p text:style-name="P51"><text:span text:style-name="T56">I</text:span>ndicate<text:span text:style-name="T56">s</text:span> which property or properties make up the object title.</text:p>
                </table:table-cell>
                <table:covered-table-cell/>
              </table:table-row>
              <table:table-row table:style-name="TableLine2428066432112">
                <table:table-cell table:style-name="Table3.A15" office:value-type="string">
                  <text:p text:style-name="P101">@Property</text:p>
                  <text:p text:style-name="P108">field, getter, mixin</text:p>
                  <text:p text:style-name="P99"/>
                  <text:p text:style-name="P26"><text:span text:style-name="T70">Typically used with </text:span><text:span text:style-name="T28">@lombok.Getter @lombok.Setter</text:span></text:p>
                </table:table-cell>
                <table:table-cell table:style-name="Table3.B10" office:value-type="string">
                  <text:p text:style-name="P115">Indicates that a field or method <text:span text:style-name="T30">contributes a </text:span><text:span text:style-name="T60">P</text:span><text:span text:style-name="T61">roperty</text:span><text:span text:style-name="T30">. </text:span></text:p>
                  <text:p text:style-name="P113"/>
                </table:table-cell>
                <table:table-cell table:style-name="Table3.C10" office:value-type="string">
                  <text:p text:style-name="P97"><text:span text:style-name="T97">Property</text:span><text:span text:style-name="T94"> </text:span><text:span text:style-name="T93">support methods </text:span></text:p>
                  <text:p text:style-name="P89"><text:span text:style-name="T66">@</text:span><text:span text:style-name="T65">Propert</text:span><text:span text:style-name="T67">y .. </text:span><text:span text:style-name="T68">Email </text:span><text:span text:style-name="T66">email</text:span><text:span text:style-name="T33">, </text:span><text:span text:style-name="T31">get</text:span>Email(), <text:span text:style-name="T31">set</text:span>Email(); </text:p>
                  <text:p text:style-name="P36"><text:span text:style-name="T17">boolean</text:span> <text:span text:style-name="T31">hide</text:span>Email(); </text:p>
                  <text:p text:style-name="P93"><text:span text:style-name="T17">String</text:span><text:span text:style-name="T150">[1]</text:span> <text:span text:style-name="T31">disable</text:span>Email(); </text:p>
                  <text:p text:style-name="P93"><text:span text:style-name="T17">String</text:span><text:span text:style-name="T150">[1]</text:span> <text:span text:style-name="T31">validate</text:span>Email(<text:span text:style-name="T152">Email</text:span>); </text:p>
                  <text:p text:style-name="P36"><text:span text:style-name="T17">Collection</text:span>&lt;..&gt; <text:span text:style-name="T31">autoComplete</text:span>Email(), </text:p>
                  <text:p text:style-name="P36"><text:span text:style-name="T17">Collection</text:span>&lt;..&gt; <text:span text:style-name="T31">choices</text:span>Email(); </text:p>
                  <text:p text:style-name="P93"><text:span text:style-name="T17">String</text:span><text:span text:style-name="T150">[1]</text:span> <text:span text:style-name="T31">named</text:span>Email()</text:p>
                  <text:p text:style-name="P91"><text:span text:style-name="T17">String</text:span><text:span text:style-name="T150">[1]</text:span> <text:span text:style-name="T34">described</text:span>Email()</text:p>
                </table:table-cell>
              </table:table-row>
              <table:table-row table:style-name="TableLine2428066440544">
                <table:table-cell table:style-name="Table3.A15" office:value-type="string">
                  <text:p text:style-name="P9"><text:span text:style-name="T11">@</text:span><text:span text:style-name="T15">Property</text:span><text:span text:style-name="T11">Layout</text:span></text:p>
                  <text:p text:style-name="P108">field, getter, mixin</text:p>
                </table:table-cell>
                <table:table-cell table:style-name="Table3.B11" table:number-columns-spanned="2" office:value-type="string">
                  <text:p text:style-name="P55"><text:span text:style-name="T45">Property</text:span> layout customization. <text:span text:style-name="T103">When present, overriden by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34016">
                <table:table-cell table:style-name="Table3.A15" office:value-type="string">
                  <text:p text:style-name="P9"><text:span text:style-name="T11">@</text:span><text:span text:style-name="T13">Collection</text:span></text:p>
                  <text:p text:style-name="P111">field, getter, mixin</text:p>
                  <text:p text:style-name="P32"/>
                  <text:p text:style-name="P26"><text:span text:style-name="T70">Typically used with </text:span><text:span text:style-name="T28">@lombok.Getter @lombok.Setter</text:span></text:p>
                </table:table-cell>
                <table:table-cell table:style-name="Table3.B12" office:value-type="string">
                  <text:p text:style-name="P49">Indicates that a field or method <text:span text:style-name="T30">contributes a </text:span><text:span text:style-name="T60">C</text:span><text:span text:style-name="T45">ollection</text:span><text:span text:style-name="T39">, meaning a non-scalar property</text:span><text:span text:style-name="T30">.</text:span></text:p>
                </table:table-cell>
                <table:table-cell table:style-name="Table3.C12" office:value-type="string">
                  <text:p text:style-name="P121"><text:span text:style-name="T98">C</text:span><text:span text:style-name="T99">ollection</text:span><text:span text:style-name="T92"> </text:span><text:span text:style-name="T90">support methods</text:span></text:p>
                  <text:p text:style-name="P94"><text:span text:style-name="T66">@</text:span><text:span text:style-name="T65">Collection ..</text:span><text:span text:style-name="T31"> </text:span><text:span text:style-name="T65">List&lt;Order&gt;</text:span><text:span text:style-name="T31"> </text:span><text:span text:style-name="T66">orders,</text:span><text:span text:style-name="T33"> </text:span><text:span text:style-name="T31">get</text:span>Orders()</text:p>
                  <text:p text:style-name="P36"><text:span text:style-name="T17">boolean</text:span> <text:span text:style-name="T31">hide</text:span>Orders()</text:p>
                  <text:p text:style-name="P93"><text:span text:style-name="T17">String</text:span><text:span text:style-name="T150">[1]</text:span> <text:span text:style-name="T31">disable</text:span>Orders()</text:p>
                  <text:p text:style-name="P93"><text:span text:style-name="T17">String</text:span><text:span text:style-name="T150">[1]</text:span> <text:span text:style-name="T31">named</text:span>Orders()</text:p>
                  <text:p text:style-name="P91"><text:span text:style-name="T17">String</text:span><text:span text:style-name="T150">[1]</text:span> <text:span text:style-name="T31">described</text:span>Orders()</text:p>
                </table:table-cell>
              </table:table-row>
              <table:table-row table:style-name="TableLine2428066434288">
                <table:table-cell table:style-name="Table3.A15" office:value-type="string">
                  <text:p text:style-name="P9"><text:span text:style-name="T11">@</text:span><text:span text:style-name="T13">Collection</text:span><text:span text:style-name="T11">Layout</text:span></text:p>
                  <text:p text:style-name="P108">field, getter, mixin</text:p>
                </table:table-cell>
                <table:table-cell table:style-name="Table3.B13" table:number-columns-spanned="2" office:value-type="string">
                  <text:p text:style-name="P55"><text:span text:style-name="T45">Collection</text:span> layout customization. <text:span text:style-name="T103">Overriden by</text:span></text:p>
                  <text:p text:style-name="P56"><text:span text:style-name="T114">Xxx.layout[.layoutName].xml &gt; Xxx.layout.xml &gt; </text:span><text:span text:style-name="T112">Xxx.layout.fallback.xml</text:span><text:span text:style-name="T111">.</text:span></text:p>
                </table:table-cell>
                <table:covered-table-cell/>
              </table:table-row>
              <table:table-row table:style-name="TableLine2428066441088">
                <table:table-cell table:style-name="Table3.A15" office:value-type="string">
                  <text:p text:style-name="P17">@Parameter</text:p>
                  <text:p text:style-name="P104"><text:span text:style-name="T11">@</text:span><text:span text:style-name="T15">MinLength</text:span></text:p>
                  <text:p text:style-name="P108"><text:span text:style-name="T57">p</text:span>arameter</text:p>
                </table:table-cell>
                <table:table-cell table:style-name="Table3.B14" table:number-columns-spanned="2" office:value-type="string">
                  <text:p text:style-name="P57">Action parameter constraint and behavior <text:span text:style-name="T29">customization.</text:span></text:p>
                </table:table-cell>
                <table:covered-table-cell/>
              </table:table-row>
              <table:table-row table:style-name="TableLine2428066457952">
                <table:table-cell table:style-name="Table3.A15" office:value-type="string">
                  <text:p text:style-name="P17">@ParameterLayout</text:p>
                  <text:p text:style-name="P108"><text:span text:style-name="T57">p</text:span>arameter</text:p>
                </table:table-cell>
                <table:table-cell table:style-name="Table3.B15" table:number-columns-spanned="2" office:value-type="string">
                  <text:p text:style-name="P57">Action parameter <text:span text:style-name="T35">layout</text:span> <text:span text:style-name="T29">customization.</text:span></text:p>
                </table:table-cell>
                <table:covered-table-cell/>
              </table:table-row>
              <table:table-row table:style-name="TableLine2428066464208">
                <table:table-cell table:style-name="Table3.A16" office:value-type="string">
                  <text:p text:style-name="P58">@MemberSupport</text:p>
                  <text:p text:style-name="P110">method</text:p>
                </table:table-cell>
                <table:table-cell table:style-name="Table3.B16" table:number-columns-spanned="2" office:value-type="string">
                  <text:p text:style-name="P51">Indicates that a method <text:span text:style-name="T57">supports either an </text:span><text:span text:style-name="T59">Action</text:span><text:span text:style-name="T57"> or a </text:span><text:span text:style-name="T59">Property</text:span><text:span text:style-name="T57"> or a </text:span><text:span text:style-name="T59">Collection</text:span><text:span text:style-name="T57">.</text:span></text:p>
                </table:table-cell>
                <table:covered-table-cell/>
              </table:table-row>
            </table:table>
            <text:p text:style-name="P59"/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 table:style-name="TableLine2427951068640">
                  <table:table-cell table:style-name="Table4.A1" table:number-columns-spanned="2" office:value-type="string">
                    <text:p text:style-name="P67">… <text:span text:style-name="T144">a</text:span>nnotations continued</text:p>
                  </table:table-cell>
                  <table:covered-table-cell/>
                </table:table-row>
              </table:table-header-rows>
              <table:table-row table:style-name="TableLine2427951115696">
                <table:table-cell table:style-name="Table4.A2" office:value-type="string">
                  <text:p text:style-name="P10"><text:span text:style-name="T11">@Domain.</text:span><text:span text:style-name="T12">Include</text:span></text:p>
                  <text:p text:style-name="P109"><text:span text:style-name="T29">field, </text:span>method</text:p>
                </table:table-cell>
                <table:table-cell table:style-name="Table4.B2" office:value-type="string">
                  <text:p text:style-name="P52">Indicates that a field or method must contribute to the metamodel.</text:p>
                </table:table-cell>
              </table:table-row>
              <table:table-row table:style-name="TableLine2427951109984">
                <table:table-cell table:style-name="Table4.A2" office:value-type="string">
                  <text:p text:style-name="P8"><text:span text:style-name="T11">@Domain.</text:span><text:span text:style-name="T12">Exclude</text:span></text:p>
                  <text:p text:style-name="P25">@Programmatic</text:p>
                  <text:p text:style-name="P108"><text:span text:style-name="T29">field, method, </text:span>type</text:p>
                </table:table-cell>
                <table:table-cell table:style-name="Table4.B2" office:value-type="string">
                  <text:p text:style-name="P53">Indicates that a field, <text:span text:style-name="T148">method</text:span> or <text:span text:style-name="T50">type</text:span> must <text:span text:style-name="T32">not</text:span><text:span text:style-name="T30"> </text:span>contribute to the metamodel.</text:p>
                </table:table-cell>
              </table:table-row>
            </table:table>
            <text:h text:style-name="P84" text:outline-level="2">Services <text:span text:style-name="T75">(</text:span><text:span text:style-name="T103">most </text:span><text:span text:style-name="T78">common</text:span><text:span text:style-name="T75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8">RepositoryService</text:p>
                </table:table-cell>
                <table:table-cell table:style-name="Table5.B1" office:value-type="string">
                  <text:p text:style-name="P66">access to persistence layer</text:p>
                </table:table-cell>
              </table:table-row>
              <table:table-row table:style-name="TableLine2427951119232">
                <table:table-cell table:style-name="Table5.A9" office:value-type="string">
                  <text:p text:style-name="P21">MessageService</text:p>
                </table:table-cell>
                <table:table-cell table:style-name="Table5.B9" office:value-type="string">
                  <text:p text:style-name="P66">UI notifications</text:p>
                </table:table-cell>
              </table:table-row>
              <table:table-row table:style-name="TableLine2427951108896">
                <table:table-cell table:style-name="Table5.A9" office:value-type="string">
                  <text:p text:style-name="P21">FactoryService</text:p>
                </table:table-cell>
                <table:table-cell table:style-name="Table5.B9" office:value-type="string">
                  <text:p text:style-name="P66">object construction</text:p>
                </table:table-cell>
              </table:table-row>
              <table:table-row table:style-name="TableLine2427951105088">
                <table:table-cell table:style-name="Table5.A9" office:value-type="string">
                  <text:p text:style-name="P21">ClockService</text:p>
                </table:table-cell>
                <table:table-cell table:style-name="Table5.B9" office:value-type="string">
                  <text:p text:style-name="P66">provides virtual clock</text:p>
                </table:table-cell>
              </table:table-row>
              <table:table-row table:style-name="TableLine2427951111072">
                <table:table-cell table:style-name="Table5.A9" office:value-type="string">
                  <text:p text:style-name="P21">WrapperFactory</text:p>
                </table:table-cell>
                <table:table-cell table:style-name="Table5.B9" office:value-type="string">
                  <text:p text:style-name="P66">enforce domain rules on domain objects</text:p>
                </table:table-cell>
              </table:table-row>
              <table:table-row table:style-name="TableLine2427951117056">
                <table:table-cell table:style-name="Table5.A9" office:value-type="string">
                  <text:p text:style-name="P21">EventBusService</text:p>
                </table:table-cell>
                <table:table-cell table:style-name="Table5.B9" office:value-type="string">
                  <text:p text:style-name="P66">emit custom events</text:p>
                </table:table-cell>
              </table:table-row>
              <table:table-row table:style-name="TableLine2427951109168">
                <table:table-cell table:style-name="Table5.A9" office:value-type="string">
                  <text:p text:style-name="P21">BookmarkService</text:p>
                </table:table-cell>
                <table:table-cell table:style-name="Table5.B9" office:value-type="string">
                  <text:p text:style-name="P66">bookmark = object identity</text:p>
                </table:table-cell>
              </table:table-row>
              <table:table-row table:style-name="TableLine2427951102368">
                <table:table-cell table:style-name="Table5.A9" office:value-type="string">
                  <text:p text:style-name="P21">InteractionService</text:p>
                </table:table-cell>
                <table:table-cell table:style-name="Table5.B9" office:value-type="string">
                  <text:p text:style-name="P66"><text:span text:style-name="T58">Action</text:span> execution and <text:span text:style-name="T58">Property</text:span> modification</text:p>
                </table:table-cell>
              </table:table-row>
              <table:table-row table:style-name="TableLine2427951111888">
                <table:table-cell table:style-name="Table5.A9" office:value-type="string">
                  <text:p text:style-name="P21">TransactionService</text:p>
                </table:table-cell>
                <table:table-cell table:style-name="Table5.B9" office:value-type="string">
                  <text:p text:style-name="P66">request transactions</text:p>
                </table:table-cell>
              </table:table-row>
              <table:table-row table:style-name="TableLine2427951103184">
                <table:table-cell table:style-name="Table5.A10" office:value-type="string">
                  <text:p text:style-name="P21">MetaModelService</text:p>
                </table:table-cell>
                <table:table-cell table:style-name="Table5.B10" office:value-type="string">
                  <text:p text:style-name="P66">export domain model</text:p>
                </table:table-cell>
              </table:table-row>
            </table:table>
            <text:h text:style-name="P87" text:outline-level="2"><text:span text:style-name="T105">Object</text:span> <text:span text:style-name="T80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9"><text:span text:style-name="T17">boolean</text:span><text:span text:style-name="T26"> </text:span><text:span text:style-name="T5">hidden()</text:span></text:p>
                </table:table-cell>
                <table:table-cell table:style-name="Table7.B1" office:value-type="string">
                  <text:p text:style-name="P46">hide all members</text:p>
                </table:table-cell>
              </table:table-row>
              <table:table-row table:style-name="TableLine2427951104272">
                <table:table-cell table:style-name="Table7.A10" office:value-type="string">
                  <text:p text:style-name="P103"><text:span text:style-name="T26">String</text:span><text:span text:style-name="T149">[1]</text:span><text:span text:style-name="T26"> </text:span><text:span text:style-name="T5">disabled</text:span><text:span text:style-name="T121">()</text:span></text:p>
                </table:table-cell>
                <table:table-cell table:style-name="Table7.B10" office:value-type="string">
                  <text:p text:style-name="P46">disable all members</text:p>
                </table:table-cell>
              </table:table-row>
              <table:table-row table:style-name="TableLine2427951106448">
                <table:table-cell table:style-name="Table7.A3" table:number-columns-spanned="2" office:value-type="string">
                  <text:p text:style-name="P33">Layout Support</text:p>
                </table:table-cell>
                <table:covered-table-cell/>
              </table:table-row>
              <table:table-row table:style-name="TableLine2427951106720">
                <table:table-cell table:style-name="Table7.A10" office:value-type="string">
                  <text:p text:style-name="P20"><text:span text:style-name="T26">String</text:span><text:span text:style-name="T149">[1]</text:span><text:span text:style-name="T26"> </text:span><text:span text:style-name="T5">title()</text:span></text:p>
                </table:table-cell>
                <table:table-cell table:style-name="Table7.B10" office:value-type="string">
                  <text:p text:style-name="P46">imperative title literal</text:p>
                </table:table-cell>
              </table:table-row>
              <table:table-row table:style-name="TableLine2427951113520">
                <table:table-cell table:style-name="Table7.A10" office:value-type="string">
                  <text:p text:style-name="P23"><text:span text:style-name="T26">String </text:span><text:span text:style-name="T121">iconName()</text:span></text:p>
                </table:table-cell>
                <table:table-cell table:style-name="Table7.B10" office:value-type="string">
                  <text:p text:style-name="P46">icon file suffix <text:span text:style-name="T145">(UI)</text:span></text:p>
                </table:table-cell>
              </table:table-row>
              <table:table-row table:style-name="TableLine2427951108624">
                <table:table-cell table:style-name="Table7.A10" office:value-type="string">
                  <text:p text:style-name="P23"><text:span text:style-name="T17">String </text:span>cssClass()</text:p>
                </table:table-cell>
                <table:table-cell table:style-name="Table7.B10" office:value-type="string">
                  <text:p text:style-name="P46">additional <text:span text:style-name="T153">CSS</text:span> class <text:span text:style-name="T145">(UI)</text:span></text:p>
                </table:table-cell>
              </table:table-row>
              <table:table-row table:style-name="TableLine2427951131744">
                <table:table-cell table:style-name="Table7.A10" office:value-type="string">
                  <text:p text:style-name="P28"><text:span text:style-name="T17">String </text:span>layout()</text:p>
                </table:table-cell>
                <table:table-cell table:style-name="Table7.B10" office:value-type="string">
                  <text:p text:style-name="P46">layout file suffix <text:span text:style-name="T145">(grid layout)</text:span></text:p>
                </table:table-cell>
              </table:table-row>
              <table:table-row table:style-name="TableLine2427951129024">
                <table:table-cell table:style-name="Table7.A8" table:number-columns-spanned="2" office:value-type="string">
                  <text:p text:style-name="P31">Lifecycle Callback</text:p>
                </table:table-cell>
                <table:covered-table-cell/>
              </table:table-row>
              <table:table-row table:style-name="TableLine2427951128480">
                <table:table-cell table:style-name="Table7.A10" office:value-type="string">
                  <text:p text:style-name="P29"><text:span text:style-name="T19">void</text:span><text:span text:style-name="T77"> </text:span>created<text:span text:style-name="T77">()</text:span></text:p>
                </table:table-cell>
                <table:table-cell table:style-name="Table7.B10" office:value-type="string">
                  <text:p text:style-name="P47">emitted by <text:span text:style-name="T54">FactoryService</text:span></text:p>
                </table:table-cell>
              </table:table-row>
              <table:table-row table:style-name="Table7.10">
                <table:table-cell table:style-name="Table7.A10" office:value-type="string">
                  <text:p text:style-name="P30"><text:span text:style-name="T19">void</text:span><text:span text:style-name="T77"> </text:span>loaded<text:span text:style-name="T77">()</text:span></text:p>
                  <text:p text:style-name="P30"><text:span text:style-name="T19">void</text:span><text:span text:style-name="T77"> </text:span>saved<text:span text:style-name="T77">()</text:span></text:p>
                  <text:p text:style-name="P30"><text:span text:style-name="T19">void</text:span><text:span text:style-name="T77"> </text:span>saving<text:span text:style-name="T77">()</text:span></text:p>
                  <text:p text:style-name="P30"><text:span text:style-name="T19">void</text:span><text:span text:style-name="T77"> </text:span>persisted<text:span text:style-name="T77">()</text:span></text:p>
                  <text:p text:style-name="P30"><text:span text:style-name="T19">void</text:span><text:span text:style-name="T77"> </text:span>persisting<text:span text:style-name="T77">()</text:span></text:p>
                  <text:p text:style-name="P30"><text:span text:style-name="T19">void</text:span><text:span text:style-name="T77"> </text:span>deleting<text:span text:style-name="T77">()</text:span></text:p>
                  <text:p text:style-name="P29"><text:span text:style-name="T19">void</text:span><text:span text:style-name="T77"> </text:span>removing<text:span text:style-name="T77">()</text:span></text:p>
                  <text:p text:style-name="P70"><text:span text:style-name="T18">void</text:span><text:span text:style-name="T53"> </text:span><text:span text:style-name="T52">updated</text:span><text:span text:style-name="T53">()</text:span></text:p>
                  <text:p text:style-name="P29"><text:span text:style-name="T19">void</text:span><text:span text:style-name="T77"> </text:span>updating<text:span text:style-name="T77">()</text:span></text:p>
                </table:table-cell>
                <table:table-cell table:style-name="Table7.B10" office:value-type="string">
                  <text:p text:style-name="P47">emitted by persistence layer integration <text:span text:style-name="T146">(JDO/JPA)</text:span></text:p>
                </table:table-cell>
              </table:table-row>
            </table:table>
            <text:h text:style-name="Heading_20_2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98">[1] All member-support methods (and some object methods) that return <text:span text:style-name="T117">String</text:span> can optionally return <text:span text:style-name="T117">TranslatableString</text:span>.</text:p>
                </table:table-cell>
              </table:table-row>
            </table:table>
            <text:p text:style-name="P106"/>
          </table:table-cell>
        </table:table-row>
      </table:table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h text:style-name="P85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2">Number Types</text:p>
                </table:table-cell>
                <table:table-cell table:style-name="Table6.B1" office:value-type="string">
                  <text:p text:style-name="P43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7" office:value-type="string">
                  <text:p text:style-name="P12">Boolean Types</text:p>
                </table:table-cell>
                <table:table-cell table:style-name="Table6.B2" office:value-type="string">
                  <text:p text:style-name="P43">boolean, Boolean</text:p>
                </table:table-cell>
              </table:table-row>
              <table:table-row table:style-name="TableLine2427951123040">
                <table:table-cell table:style-name="Table6.A7" office:value-type="string">
                  <text:p text:style-name="P13">Text Types</text:p>
                </table:table-cell>
                <table:table-cell table:style-name="Table6.B3" office:value-type="string">
                  <text:p text:style-name="P44">char, Char<text:span text:style-name="T102">acter</text:span>, String, <text:span text:style-name="T83">Password</text:span></text:p>
                </table:table-cell>
              </table:table-row>
              <table:table-row table:style-name="TableLine2427951125216">
                <table:table-cell table:style-name="Table6.A7" office:value-type="string">
                  <text:p text:style-name="P15">Markup Types</text:p>
                </table:table-cell>
                <table:table-cell table:style-name="Table6.B4" office:value-type="string">
                  <text:p text:style-name="P45">Mark<text:span text:style-name="T100">up, </text:span>AsciiDoc, Markdown</text:p>
                </table:table-cell>
              </table:table-row>
              <table:table-row table:style-name="TableLine2427951136368">
                <table:table-cell table:style-name="Table6.A7" office:value-type="string">
                  <text:p text:style-name="P13">Temportal Types</text:p>
                  <text:p text:style-name="P22"/>
                  <text:p text:style-name="P14"/>
                </table:table-cell>
                <table:table-cell table:style-name="Table6.B5" office:value-type="string">
                  <text:p text:style-name="P7">java.util.Date, java.sql.{Date|Timestamp}</text:p>
                  <text:p text:style-name="P7">java.time.{LocalDate|LocalDateTime} </text:p>
                  <text:p text:style-name="P3"><text:span text:style-name="T82">J</text:span><text:span text:style-name="T81">oda Time (deprecated)</text:span></text:p>
                  <text:p text:style-name="P105">time-of-day types yet not supported by UI, hence not listed</text:p>
                </table:table-cell>
              </table:table-row>
              <table:table-row table:style-name="TableLine2427951125488">
                <table:table-cell table:style-name="Table6.A7" office:value-type="string">
                  <text:p text:style-name="P13">Enum Types</text:p>
                </table:table-cell>
                <table:table-cell table:style-name="Table6.B6" office:value-type="string">
                  <text:p text:style-name="P3">any</text:p>
                </table:table-cell>
              </table:table-row>
              <table:table-row table:style-name="TableLine2427951134464">
                <table:table-cell table:style-name="Table6.A7" office:value-type="string">
                  <text:p text:style-name="P15">Collection Types</text:p>
                </table:table-cell>
                <table:table-cell table:style-name="Table6.B7" office:value-type="string">
                  <text:p text:style-name="P4">Collection&lt;T&gt;, List&lt;T&gt;, Set&lt;T&gt;, Can&lt;T&gt;, <text:span text:style-name="T151">T[]</text:span></text:p>
                </table:table-cell>
              </table:table-row>
              <table:table-row table:style-name="TableLine2427951130928">
                <table:table-cell table:style-name="Table6.A8" office:value-type="string">
                  <text:p text:style-name="P13">Additional Types</text:p>
                </table:table-cell>
                <table:table-cell table:style-name="Table6.B8" office:value-type="string">
                  <text:p text:style-name="P5"><text:span text:style-name="T83">BufferedImage, Blob, Clob, </text:span>UUID, <text:span text:style-name="T83">Url, LocalResourcePath, <text:s/></text:span><text:span text:style-name="T122">SSE </text:span><text:span text:style-name="T27">(ServerSentEvents)</text:span>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 table:style-name="TableLine2427951121408">
                <table:table-cell table:style-name="Table11.A1" office:value-type="string">
                  <text:p text:style-name="P27">RecoverableException</text:p>
                </table:table-cell>
                <table:table-cell table:style-name="Table11.B1" office:value-type="string">
                  <text:p text:style-name="P6">anticipated error that results in a<text:span text:style-name="T147">n</text:span> UI notification popup</text:p>
                </table:table-cell>
              </table:table-row>
              <table:table-row table:style-name="TableLine2427951126576">
                <table:table-cell table:style-name="Table11.A2" office:value-type="string">
                  <text:p text:style-name="P27">NonRecoverableExeption</text:p>
                </table:table-cell>
                <table:table-cell table:style-name="Table11.B2" office:value-type="string">
                  <text:p text:style-name="P69">error that results in an error page showing the stacktrace</text:p>
                </table:table-cell>
              </table:table-row>
            </table:table>
            <text:p text:style-name="P68"/>
          </table:table-cell>
          <table:table-cell table:style-name="Table9.A1" table:number-rows-spanned="2" office:value-type="string">
            <text:h text:style-name="P88" text:outline-level="2"><text:span text:style-name="T109">New </text:span><text:span text:style-name="T104">Programming Style: </text:span><text:span text:style-name="T106">Parameter</text:span><text:span text:style-name="T108">s as</text:span><text:span text:style-name="T106"> </text:span><text:span text:style-name="T108">Typed </text:span><text:span text:style-name="T107">Tuple</text:span> <text:span text:style-name="T143">[2.0.0-M6]</text:span></text:h>
            <text:p text:style-name="P80"><text:span text:style-name="T132">Action parameters can now be </text:span><text:span text:style-name="T134">collected</text:span><text:span text:style-name="T132"> </text:span><text:span text:style-name="T134">into</text:span><text:span text:style-name="T132"> an immutable value type say</text:span><text:span text:style-name="T135"> </text:span><text:span text:style-name="T128">Parameters</text:span><text:span text:style-name="T136">, </text:span><text:span text:style-name="T135">a </text:span><text:span text:style-name="T137">typed </text:span><text:span text:style-name="T136">t</text:span><text:span text:style-name="T137">uple. </text:span><text:span text:style-name="T135">The name is arbitrary. </text:span><text:span text:style-name="T142">Future releases might support Java records. </text:span><text:span text:style-name="T138">Instances of the </text:span><text:span text:style-name="T128">Parameters</text:span><text:span text:style-name="T138"> type are passed to the various action</text:span><text:span text:style-name="T135">-support methods, </text:span><text:span text:style-name="T138">which need to be single-arg, </text:span><text:span text:style-name="T139">except </text:span><text:span text:style-name="T138">for </text:span><text:span text:style-name="Source_20_Text"><text:span text:style-name="T127">autoComplete</text:span></text:span><text:span text:style-name="Source_20_Text"><text:span text:style-name="T135">, </text:span></text:span><text:span text:style-name="Source_20_Text"><text:span text:style-name="T139">which is required to be </text:span></text:span><text:span text:style-name="Source_20_Text"><text:span text:style-name="T138">bi-arg.</text:span></text:span></text:p>
            <text:p text:style-name="P78"><text:span text:style-name="T131">For regular objects, </text:span><text:span text:style-name="T132">action</text:span><text:span text:style-name="T131">-support methods must reference parameters by index (0, 1, 2, …). </text:span><text:span text:style-name="T133">However,</text:span><text:span text:style-name="T131"> </text:span><text:span text:style-name="T130">wit</text:span><text:span text:style-name="T131">h </text:span><text:span text:style-name="T141">Mixins</text:span><text:span text:style-name="T131"> it is allowed to reference parameters</text:span><text:span text:style-name="T129"> by name. </text:span></text:p>
            <text:p text:style-name="P79"><text:span text:style-name="T129">Example: </text:span><text:span text:style-name="T140">Action Mixin</text:span><text:span text:style-name="T129">, with </text:span><text:span text:style-name="T132">nested class</text:span><text:span text:style-name="T129"> </text:span><text:span text:style-name="T128">Parameters</text:span><text:span text:style-name="T136">, </text:span><text:span text:style-name="T138">using parameter references by name.</text:span></text:p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reformatted_20_Text"><text:span text:style-name="Source_20_Text"><text:span text:style-name="T101">@Action</text:span></text:span></text:p>
                  <text:p text:style-name="Preformatted_20_Text"><text:span text:style-name="Source_20_Text"><text:span text:style-name="T101">@RequiredArgsConstructor</text:span></text:span></text:p>
                  <text:p text:style-name="Preformatted_20_Text"><text:span text:style-name="Source_20_Text"><text:span text:style-name="T84">public</text:span></text:span><text:span text:style-name="T72"> </text:span><text:span text:style-name="Source_20_Text"><text:span text:style-name="T85">class</text:span></text:span><text:span text:style-name="T72"> </text:span><text:span text:style-name="Source_20_Text"><text:span text:style-name="T72">Customer_placeOrder {</text:span></text:span></text:p>
                  <text:p text:style-name="P35"/>
                  <text:p text:style-name="Preformatted_20_Text"><text:span text:style-name="Source_20_Text"><text:span text:style-name="T72"><text:s text:c="4"/></text:span></text:span><text:span text:style-name="Source_20_Text"><text:span text:style-name="T85">private</text:span></text:span><text:span text:style-name="T72"> </text:span><text:span text:style-name="Source_20_Text"><text:span text:style-name="T85">final</text:span></text:span><text:span text:style-name="T72"> </text:span><text:span text:style-name="Source_20_Text"><text:span text:style-name="T72">Customer target; </text:span></text:span></text:p>
                  <text:p text:style-name="P35"/>
                  <text:p text:style-name="P39"><text:span text:style-name="Source_20_Text"><text:span text:style-name="T20"><text:s text:c="5"/>// </text:span></text:span><text:span text:style-name="Source_20_Text"><text:span text:style-name="T23">typed tuple made of all the </text:span></text:span><text:span text:style-name="Source_20_Text"><text:span text:style-name="T24">action </text:span></text:span><text:span text:style-name="Source_20_Text"><text:span text:style-name="T23">parameters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101">@Value</text:span></text:span><text:span text:style-name="T101"> </text:span><text:span text:style-name="Source_20_Text"><text:span text:style-name="T101">@Accessors</text:span></text:span><text:span text:style-name="Source_20_Text"><text:span text:style-name="T72">(fluent = true) 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85">static</text:span></text:span><text:span text:style-name="T85"> </text:span><text:span text:style-name="Source_20_Text"><text:span text:style-name="T85">class</text:span></text:span><text:span text:style-name="T72"> </text:span><text:span text:style-name="Source_20_Text"><text:span text:style-name="T72">Parameters { </text:span></text:span></text:p>
                  <text:p text:style-name="Preformatted_20_Text"><text:span text:style-name="Source_20_Text"><text:span text:style-name="T72"><text:s text:c="8"/>Product product;</text:span></text:span></text:p>
                  <text:p text:style-name="Preformatted_20_Text"><text:span text:style-name="Source_20_Text"><text:span text:style-name="T72"><text:s text:c="8"/>int</text:span></text:span><text:span text:style-name="T72"> </text:span><text:span text:style-name="Source_20_Text"><text:span text:style-name="T72">quantity;</text:span></text:span></text:p>
                  <text:p text:style-name="Preformatted_20_Text"><text:span text:style-name="Source_20_Text"><text:span text:style-name="T72"><text:s text:c="4"/>}</text:span></text:span></text:p>
                  <text:p text:style-name="P35"/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ustomer act(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101">@Parameter</text:span></text:span><text:span text:style-name="Source_20_Text"><text:span text:style-name="T72"> Product product,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101">@Parameter</text:span></text:span><text:span text:style-name="Source_20_Text"><text:span text:style-name="T72"> int</text:span></text:span><text:span text:style-name="T72"> </text:span><text:span text:style-name="Source_20_Text"><text:span text:style-name="T72">quantity) {</text:span></text:span></text:p>
                  <text:p text:style-name="Preformatted_20_Text"><text:span text:style-name="Source_20_Text"><text:span text:style-name="T72"><text:s text:c="8"/></text:span></text:span><text:span text:style-name="Source_20_Text"><text:span text:style-name="T21">// ...</text:span></text:span></text:p>
                  <text:p text:style-name="Preformatted_20_Text"><text:span text:style-name="Source_20_Text"><text:span text:style-name="T72"><text:s text:c="8"/>return</text:span></text:span><text:span text:style-name="T72"> </text:span><text:span text:style-name="Source_20_Text"><text:span text:style-name="T72">target;</text:span></text:span></text:p>
                  <text:p text:style-name="Preformatted_20_Text"><text:span text:style-name="Source_20_Text"><text:span text:style-name="T72"><text:s text:c="4"/>}</text:span></text:span></text:p>
                  <text:p text:style-name="P35"/>
                  <text:p text:style-name="P41"><text:span text:style-name="Source_20_Text"><text:span text:style-name="T72"><text:s text:c="4"/></text:span></text:span><text:span text:style-name="Source_20_Text"><text:span text:style-name="T21">// support methods (no action name reference required)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boolean</text:span></text:span><text:span text:style-name="T72"> </text:span><text:span text:style-name="Source_20_Text"><text:span text:style-name="T72">hide() { ... } 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disable() { ... }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validate(Parameters params) { ... }</text:span></text:span></text:p>
                  <text:p text:style-name="P35"/>
                  <text:p text:style-name="P41"><text:span text:style-name="Source_20_Text"><text:span text:style-name="T72"><text:s text:c="4"/></text:span></text:span><text:span text:style-name="Source_20_Text"><text:span text:style-name="T21">// parameter support methods (exemplified on first parameter)</text:span></text:span></text:p>
                  <text:p text:style-name="Preformatted_20_Text"><text:span text:style-name="Source_20_Text"><text:span text:style-name="T72"><text:s text:c="4"/></text:span></text:span><text:span text:style-name="Source_20_Text"><text:span text:style-name="T85">public</text:span></text:span><text:span text:style-name="T85"> </text:span><text:span text:style-name="Source_20_Text"><text:span text:style-name="T10">boolean</text:span></text:span><text:span text:style-name="T72"> </text:span><text:span text:style-name="Source_20_Text"><text:span text:style-name="T72">hideProduct(Parameters params) { ... } 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disableProduct(Parameters params) { ... }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String validateProduct(Parameters params) { ... }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ollection&lt;Product&gt; choicesProduct(Parameters params){ ... }</text:span></text:span></text:p>
                  <text:p text:style-name="P42"><text:span text:style-name="Source_20_Text"><text:span text:style-name="T72"><text:s text:c="3"/></text:span></text:span><text:span text:style-name="Source_20_Text"><text:span text:style-name="T21"><text:s/>// note: additional search parameter required: </text:span></text:span><text:span text:style-name="Source_20_Text"><text:span text:style-name="T22">search</text:span></text:span></text:p>
                  <text:p text:style-name="P48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Collection&lt;Product&gt; autoCompleteProduct(</text:span></text:span></text:p>
                  <text:p text:style-name="P48"><text:span text:style-name="Source_20_Text"><text:span text:style-name="T72"><text:s text:c="10"/>Parameters params, </text:span></text:span><text:span text:style-name="Source_20_Text"><text:span text:style-name="T73">@MinLength(3) </text:span></text:span><text:span text:style-name="Source_20_Text"><text:span text:style-name="T72">String search) { ... } 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Product defaultProduct(Parameters params) { ... }</text:span></text:span></text:p>
                  <text:p text:style-name="P38"/>
                  <text:p text:style-name="P34"><text:span text:style-name="Source_20_Text"><text:span text:style-name="T71"><text:s text:c="4"/></text:span></text:span><text:span text:style-name="Source_20_Text"><text:span text:style-name="T20">// parameter supporting methods (exemplified on second parameter)</text:span></text:span></text:p>
                  <text:p text:style-name="Standard"><text:span text:style-name="Source_20_Text"><text:span text:style-name="T72"><text:s text:c="4"/></text:span></text:span><text:span text:style-name="Source_20_Text"><text:span text:style-name="T85">public</text:span></text:span><text:span text:style-name="T72"> </text:span><text:span text:style-name="Source_20_Text"><text:span text:style-name="T72">boolean</text:span></text:span><text:span text:style-name="T72"> </text:span><text:span text:style-name="Source_20_Text"><text:span text:style-name="T72">hideQuantity(Parameters params) { ... } </text:span></text:span></text:p>
                  <text:p text:style-name="P41"><text:span text:style-name="Source_20_Text"><text:span text:style-name="T72"><text:s text:c="4"/></text:span></text:span><text:span text:style-name="Source_20_Text"><text:span text:style-name="T21">// ...</text:span></text:span></text:p>
                  <text:p text:style-name="Standard"><text:span text:style-name="Source_20_Text"><text:span text:style-name="T72">}</text:span></text:span></text:p>
                </table:table-cell>
              </table:table-row>
            </table:table>
            <text:h text:style-name="P86" text:outline-level="2">Entity <text:span text:style-name="T118">and </text:span>Viewmodel <text:span text:style-name="T118">A</text:span>nnotations</text:h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62">JPA Entities (javax.persistence)</text:p>
                </table:table-cell>
              </table:table-row>
              <table:table-row table:style-name="TableLine2427951123312">
                <table:table-cell table:style-name="Table14.A2" office:value-type="string">
                  <text:p text:style-name="P63">@Entity @Table @NamedQueries @Id @Version @Column @Transient</text:p>
                </table:table-cell>
              </table:table-row>
              <table:table-row table:style-name="TableLine2427951135280">
                <table:table-cell table:style-name="Table14.A3" office:value-type="string">
                  <text:p text:style-name="P64">JDO Entities (javax.jdo.annotation)</text:p>
                </table:table-cell>
              </table:table-row>
              <table:table-row table:style-name="TableLine2427951124400">
                <table:table-cell table:style-name="Table14.A5" office:value-type="string">
                  <text:p text:style-name="P65">@PersistenceCapable @DatastoreIdentity @Inheritance @Discriminator @Version @Queries @Uniques @Indices @NotPersistent @Column @PrimaryKey @Join @Element</text:p>
                </table:table-cell>
              </table:table-row>
              <table:table-row table:style-name="TableLine2427951132016">
                <table:table-cell table:style-name="Table14.A5" office:value-type="string">
                  <text:p text:style-name="P64">JAXB View Models (javax.xml.bind.annotation)</text:p>
                </table:table-cell>
              </table:table-row>
              <table:table-row table:style-name="TableLine2427951128752">
                <table:table-cell table:style-name="Table14.A6" office:value-type="string">
                  <text:p text:style-name="P65">@XmRootElement; @XmlType</text:p>
                  <text:p text:style-name="P65">@XmlAccessorType; @XmlTransient</text:p>
                  <text:p text:style-name="P65">referenced entities: @XmlJavaTypeAdapter(PersistentEntityAdapter.class)</text:p>
                </table:table-cell>
              </table:table-row>
            </table:table>
          </table:table-cell>
        </table:table-row>
        <table:table-row table:style-name="Table9.2">
          <table:table-cell table:style-name="Table9.A2" office:value-type="string"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table:number-columns-spanned="2" office:value-type="string">
                  <text:p text:style-name="P74">Spring <text:span text:style-name="T36">Annotations </text:span>and Standard API</text:p>
                </table:table-cell>
                <table:covered-table-cell/>
              </table:table-row>
              <table:table-row table:style-name="TableLine2428037836528">
                <table:table-cell table:style-name="Table8.A7" office:value-type="string">
                  <text:p text:style-name="P75">@SpringBootApplication @SpringBootTest @Configuration @Import @ComponentScan <text:span text:style-name="T126">@EntityScan</text:span></text:p>
                </table:table-cell>
                <table:table-cell table:style-name="Table8.B2" office:value-type="string">
                  <text:p text:style-name="P76">Bootstrapping</text:p>
                </table:table-cell>
              </table:table-row>
              <table:table-row table:style-name="TableLine2428037837616">
                <table:table-cell table:style-name="Table8.A7" office:value-type="string">
                  <text:p text:style-name="P72">@Component @Service @Repository</text:p>
                </table:table-cell>
                <table:table-cell table:style-name="Table8.B3" office:value-type="string">
                  <text:p text:style-name="P72">Indicates that a class is a "component". Such classes are considered as candidates for auto-detection when using annotation-based configuration and classpath scanning. </text:p>
                </table:table-cell>
              </table:table-row>
              <table:table-row table:style-name="TableLine2428037840608">
                <table:table-cell table:style-name="Table8.A7" office:value-type="string">
                  <text:p text:style-name="P72">@EventListener</text:p>
                </table:table-cell>
                <table:table-cell table:style-name="Table8.B4" office:value-type="string">
                  <text:p text:style-name="P72"><text:span text:style-name="T63">M</text:span>arks a method as a listener for application events. </text:p>
                  <text:p text:style-name="P120"><text:span text:style-name="T120">Domain </text:span>Events</text:p>
                  <text:p text:style-name="P120"><text:span text:style-name="T65">.. subscribe using Spring’s @EventListener</text:span></text:p>
                  <text:p text:style-name="P40">@DomainObject(xxxLifecycleEvent=….)</text:p>
                  <text:p text:style-name="P40">@DomainObjectLayout(xxxUiEvent=….)</text:p>
                  <text:p text:style-name="P40">@Action(domainEvent=….) </text:p>
                  <text:p text:style-name="P40">@Property(domainEvent=…) </text:p>
                  <text:p text:style-name="P40">@Collection(domainEvent=…)</text:p>
                </table:table-cell>
              </table:table-row>
              <table:table-row table:style-name="TableLine2428037852304">
                <table:table-cell table:style-name="Table8.A7" office:value-type="string">
                  <text:p text:style-name="P72">@Nullable</text:p>
                  <text:p text:style-name="P114">(org.springframework.lang)</text:p>
                </table:table-cell>
                <table:table-cell table:style-name="Table8.B5" office:value-type="string">
                  <text:p text:style-name="P72">declare<text:span text:style-name="T64">s</text:span> that annotated elements can be <text:span text:style-name="Source_20_Text"><text:span text:style-name="T71">null</text:span></text:span> </text:p>
                </table:table-cell>
              </table:table-row>
              <table:table-row table:style-name="TableLine2428037845232">
                <table:table-cell table:style-name="Table8.A7" office:value-type="string">
                  <text:p text:style-name="P24">@javax.inject.Inject</text:p>
                  <text:p text:style-name="P24">@Autowired</text:p>
                </table:table-cell>
                <table:table-cell table:style-name="Table8.B6" office:value-type="string">
                  <text:p text:style-name="P77">Marks a constructor, field, setter method, or config method as to be autowired by Spring's dependency injection facilities. </text:p>
                </table:table-cell>
              </table:table-row>
              <table:table-row table:style-name="TableLine2428037840880">
                <table:table-cell table:style-name="Table8.A7" office:value-type="string">
                  <text:p text:style-name="P11">@PostConstruct </text:p>
                </table:table-cell>
                <table:table-cell table:style-name="Table8.B7" office:value-type="string">
                  <text:p text:style-name="P72"><text:span text:style-name="T69">Marks a method to be </text:span>executed after dependency injection is done to perform any initialization.</text:p>
                </table:table-cell>
              </table:table-row>
              <table:table-row table:style-name="TableLine2428037841696">
                <table:table-cell table:style-name="Table8.A8" office:value-type="string">
                  <text:p text:style-name="P11">@PreDestroy</text:p>
                </table:table-cell>
                <table:table-cell table:style-name="Table8.B8" office:value-type="string">
                  <text:p text:style-name="P72"><text:span text:style-name="T69">Marks a method as a listener for </text:span>notification that the instance is in the process of being removed by the container .</text:p>
                </table:table-cell>
              </table:table-row>
            </table:table>
            <text:p text:style-name="P71"/>
          </table:table-cell>
          <table:covered-table-cell table:style-name="Table9.B2"/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Bahnschrift Light" svg:font-family="'Bahnschrift Light'" style:font-adornments="Light" style:font-family-generic="swiss" style:font-pitch="variable"/>
    <style:font-face style:name="Bahnschrift Light1" svg:font-family="'Bahnschrift Light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alibri3" svg:font-family="Calibri" style:font-adornments="Bold" style:font-family-generic="swiss" style:font-pitch="variable"/>
    <style:font-face style:name="Calibri4" svg:font-family="Calibri" style:font-adornments="Italic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4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2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3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Standard">
      <style:text-properties officeooo:paragraph-rsid="0016abef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P4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T1" style:family="text">
      <style:text-properties officeooo:rsid="00187db9"/>
    </style:style>
    <style:style style:name="MT2" style:family="text">
      <style:text-properties style:font-name="Calibri4" fo:font-style="normal" officeooo:rsid="0037f642" style:font-name-asian="Microsoft YaHei" style:font-name-complex="Lucida Sans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16abef"/>
    </style:style>
    <style:style style:name="MT5" style:family="text">
      <style:text-properties fo:color="#000000" loext:opacity="100%" officeooo:rsid="0016abef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4" text:outline-level="1">Apache Isis™ <text:span text:style-name="MT2">Reference Card</text:span></text:h>
            </table:table-cell>
            <table:table-cell table:style-name="Header.A1" office:value-type="string">
              <text:h text:style-name="MP5" text:outline-level="1"><text:span text:style-name="MT3"><text:s/></text:span><text:span text:style-name="MT4">isis.apache.org</text:span><text:span text:style-name="MT5"> </text:span></text:h>
            </table:table-cell>
          </table:table-row>
        </table:table>
        <text:p text:style-name="MP2"/>
      </style:header>
      <style:footer>
        <text:h text:style-name="MP3" text:outline-level="1">v2.0.<text:span text:style-name="MT1">0-M7</text:span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1DT26M30S</meta:editing-duration>
    <meta:editing-cycles>101</meta:editing-cycles>
    <meta:generator>LibreOffice/7.2.0.4$Windows_X86_64 LibreOffice_project/9a9c6381e3f7a62afc1329bd359cc48accb6435b</meta:generator>
    <dc:date>2021-09-01T07:29:56.916000000</dc:date>
    <meta:document-statistic meta:table-count="13" meta:image-count="0" meta:object-count="0" meta:page-count="2" meta:paragraph-count="238" meta:word-count="999" meta:character-count="8474" meta:non-whitespace-character-count="7498"/>
  </office:meta>
</office:document-meta>
</file>